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Bitstream Vera Sans Mono', 'Courier New', Courier, monospace"/>
    <style:font-face style:name="Courier New1" svg:font-family="'Courier New', Courier, 'Lucida Console', Monaco, monospace"/>
    <style:font-face style:name="OpenSymbol" svg:font-family="OpenSymbol"/>
    <style:font-face style:name="Tahoma1" svg:font-family="Tahoma"/>
    <style:font-face style:name="Trebuchet MS" svg:font-family="'Trebuchet MS', Arial, Helvetic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a1" style:family="table">
      <style:table-properties style:width="14.448cm" style:rel-width="85%" table:align="center" fo:background-color="#e6e6e6">
        <style:background-image/>
      </style:table-properties>
    </style:style>
    <style:style style:name="Tabla1.A" style:family="table-column">
      <style:table-column-properties style:column-width="14.448cm" style:rel-column-width="55701*"/>
    </style:style>
    <style:style style:name="Tabla1.A1" style:family="table-cell">
      <style:table-cell-properties style:vertical-align="middle" fo:padding="0.106cm" fo:border="none"/>
    </style:style>
    <style:style style:name="Tabla2" style:family="table">
      <style:table-properties style:width="14.448cm" style:rel-width="85%" table:align="center" fo:background-color="#e6e6e6">
        <style:background-image/>
      </style:table-properties>
    </style:style>
    <style:style style:name="Tabla2.A" style:family="table-column">
      <style:table-column-properties style:column-width="14.448cm" style:rel-column-width="55701*"/>
    </style:style>
    <style:style style:name="Tabla2.A1" style:family="table-cell">
      <style:table-cell-properties style:vertical-align="middle" fo:padding="0.106cm" fo:border="none"/>
    </style:style>
    <style:style style:name="Tabla3" style:family="table">
      <style:table-properties style:width="14.448cm" style:rel-width="85%" table:align="center" fo:background-color="#e6e6e6">
        <style:background-image/>
      </style:table-properties>
    </style:style>
    <style:style style:name="Tabla3.A" style:family="table-column">
      <style:table-column-properties style:column-width="14.448cm" style:rel-column-width="55701*"/>
    </style:style>
    <style:style style:name="Tabla3.A1" style:family="table-cell">
      <style:table-cell-properties style:vertical-align="middle" fo:padding="0.106cm" fo:border="none"/>
    </style:style>
    <style:style style:name="Tabla4" style:family="table">
      <style:table-properties style:width="14.448cm" style:rel-width="85%" table:align="center" fo:background-color="#e6e6e6">
        <style:background-image/>
      </style:table-properties>
    </style:style>
    <style:style style:name="Tabla4.A" style:family="table-column">
      <style:table-column-properties style:column-width="14.448cm" style:rel-column-width="55701*"/>
    </style:style>
    <style:style style:name="Tabla4.A1" style:family="table-cell">
      <style:table-cell-properties style:vertical-align="middle" fo:padding="0.106cm" fo:border="none"/>
    </style:style>
    <style:style style:name="Tabla5" style:family="table">
      <style:table-properties style:width="14.448cm" style:rel-width="85%" table:align="center" fo:background-color="#e6e6e6">
        <style:background-image/>
      </style:table-properties>
    </style:style>
    <style:style style:name="Tabla5.A" style:family="table-column">
      <style:table-column-properties style:column-width="14.448cm" style:rel-column-width="55701*"/>
    </style:style>
    <style:style style:name="Tabla5.A1" style:family="table-cell">
      <style:table-cell-properties style:vertical-align="middle" fo:padding="0.106cm" fo:border="none"/>
    </style:style>
    <style:style style:name="Tabla6" style:family="table">
      <style:table-properties style:width="14.448cm" style:rel-width="85%" table:align="center" fo:background-color="#e6e6e6">
        <style:background-image/>
      </style:table-properties>
    </style:style>
    <style:style style:name="Tabla6.A" style:family="table-column">
      <style:table-column-properties style:column-width="14.448cm" style:rel-column-width="55701*"/>
    </style:style>
    <style:style style:name="Tabla6.A1" style:family="table-cell">
      <style:table-cell-properties style:vertical-align="middle" fo:padding="0.106cm" fo:border="none"/>
    </style:style>
    <style:style style:name="Tabla7" style:family="table">
      <style:table-properties style:width="14.448cm" style:rel-width="85%" table:align="center" fo:background-color="#e6e6e6">
        <style:background-image/>
      </style:table-properties>
    </style:style>
    <style:style style:name="Tabla7.A" style:family="table-column">
      <style:table-column-properties style:column-width="14.448cm" style:rel-column-width="55701*"/>
    </style:style>
    <style:style style:name="Tabla7.A1" style:family="table-cell">
      <style:table-cell-properties style:vertical-align="middle" fo:padding="0.106cm" fo:border="none"/>
    </style:style>
    <style:style style:name="Tabla8" style:family="table">
      <style:table-properties style:width="14.448cm" style:rel-width="85%" table:align="center" fo:background-color="#e6e6e6">
        <style:background-image/>
      </style:table-properties>
    </style:style>
    <style:style style:name="Tabla8.A" style:family="table-column">
      <style:table-column-properties style:column-width="14.448cm" style:rel-column-width="55701*"/>
    </style:style>
    <style:style style:name="Tabla8.A1" style:family="table-cell">
      <style:table-cell-properties style:vertical-align="middle" fo:padding="0.106cm" fo:border="none"/>
    </style:style>
    <style:style style:name="Tabla9" style:family="table">
      <style:table-properties style:width="14.448cm" style:rel-width="85%" table:align="center" fo:background-color="#e6e6e6">
        <style:background-image/>
      </style:table-properties>
    </style:style>
    <style:style style:name="Tabla9.A" style:family="table-column">
      <style:table-column-properties style:column-width="14.448cm" style:rel-column-width="55701*"/>
    </style:style>
    <style:style style:name="Tabla9.A1" style:family="table-cell">
      <style:table-cell-properties style:vertical-align="middle" fo:padding="0.106cm" fo:border="none"/>
    </style:style>
    <style:style style:name="Tabla10" style:family="table">
      <style:table-properties style:width="14.448cm" style:rel-width="85%" table:align="center" fo:background-color="#e6e6e6">
        <style:background-image/>
      </style:table-properties>
    </style:style>
    <style:style style:name="Tabla10.A" style:family="table-column">
      <style:table-column-properties style:column-width="14.448cm" style:rel-column-width="55701*"/>
    </style:style>
    <style:style style:name="Tabla10.A1" style:family="table-cell">
      <style:table-cell-properties style:vertical-align="middle" fo:padding="0.106cm" fo:border="none"/>
    </style:style>
    <style:style style:name="Tabla11" style:family="table">
      <style:table-properties style:width="14.448cm" style:rel-width="85%" table:align="center" fo:background-color="#e6e6e6">
        <style:background-image/>
      </style:table-properties>
    </style:style>
    <style:style style:name="Tabla11.A" style:family="table-column">
      <style:table-column-properties style:column-width="14.448cm" style:rel-column-width="55701*"/>
    </style:style>
    <style:style style:name="Tabla11.A1" style:family="table-cell">
      <style:table-cell-properties style:vertical-align="middle" fo:padding="0.106cm" fo:border="none"/>
    </style:style>
    <style:style style:name="Tabla12" style:family="table">
      <style:table-properties style:width="14.448cm" style:rel-width="85%" table:align="center" fo:background-color="#e6e6e6">
        <style:background-image/>
      </style:table-properties>
    </style:style>
    <style:style style:name="Tabla12.A" style:family="table-column">
      <style:table-column-properties style:column-width="14.448cm" style:rel-column-width="55701*"/>
    </style:style>
    <style:style style:name="Tabla12.A1" style:family="table-cell">
      <style:table-cell-properties style:vertical-align="middle" fo:padding="0.106cm" fo:border="none"/>
    </style:style>
    <style:style style:name="Tabla13" style:family="table">
      <style:table-properties style:width="14.448cm" style:rel-width="85%" table:align="center" fo:background-color="#e6e6e6">
        <style:background-image/>
      </style:table-properties>
    </style:style>
    <style:style style:name="Tabla13.A" style:family="table-column">
      <style:table-column-properties style:column-width="14.448cm" style:rel-column-width="55701*"/>
    </style:style>
    <style:style style:name="Tabla13.A1" style:family="table-cell">
      <style:table-cell-properties style:vertical-align="middle" fo:padding="0.106cm" fo:border="none"/>
    </style:style>
    <style:style style:name="Tabla14" style:family="table">
      <style:table-properties style:width="14.448cm" style:rel-width="85%" table:align="center" fo:background-color="#e6e6e6">
        <style:background-image/>
      </style:table-properties>
    </style:style>
    <style:style style:name="Tabla14.A" style:family="table-column">
      <style:table-column-properties style:column-width="14.448cm" style:rel-column-width="55701*"/>
    </style:style>
    <style:style style:name="Tabla14.A1" style:family="table-cell">
      <style:table-cell-properties style:vertical-align="middle" fo:padding="0.106cm" fo:border="none"/>
    </style:style>
    <style:style style:name="Tabla15" style:family="table">
      <style:table-properties style:width="14.448cm" style:rel-width="85%" table:align="center" fo:background-color="#e6e6e6">
        <style:background-image/>
      </style:table-properties>
    </style:style>
    <style:style style:name="Tabla15.A" style:family="table-column">
      <style:table-column-properties style:column-width="14.448cm" style:rel-column-width="55701*"/>
    </style:style>
    <style:style style:name="Tabla15.A1" style:family="table-cell">
      <style:table-cell-properties style:vertical-align="middle" fo:padding="0.106cm" fo:border="none"/>
    </style:style>
    <style:style style:name="Tabla16" style:family="table">
      <style:table-properties style:width="14.448cm" style:rel-width="85%" table:align="center" fo:background-color="#e6e6e6">
        <style:background-image/>
      </style:table-properties>
    </style:style>
    <style:style style:name="Tabla16.A" style:family="table-column">
      <style:table-column-properties style:column-width="14.448cm" style:rel-column-width="55701*"/>
    </style:style>
    <style:style style:name="Tabla16.A1" style:family="table-cell">
      <style:table-cell-properties style:vertical-align="middle" fo:padding="0.106cm" fo:border="none"/>
    </style:style>
    <style:style style:name="Tabla17" style:family="table">
      <style:table-properties style:width="14.448cm" style:rel-width="85%" table:align="center" fo:background-color="#e6e6e6">
        <style:background-image/>
      </style:table-properties>
    </style:style>
    <style:style style:name="Tabla17.A" style:family="table-column">
      <style:table-column-properties style:column-width="14.448cm" style:rel-column-width="55701*"/>
    </style:style>
    <style:style style:name="Tabla17.A1" style:family="table-cell">
      <style:table-cell-properties style:vertical-align="middle" fo:padding="0.106cm" fo:border="none"/>
    </style:style>
    <style:style style:name="Tabla18" style:family="table">
      <style:table-properties style:width="14.448cm" style:rel-width="85%" table:align="center" fo:background-color="#e6e6e6">
        <style:background-image/>
      </style:table-properties>
    </style:style>
    <style:style style:name="Tabla18.A" style:family="table-column">
      <style:table-column-properties style:column-width="14.448cm" style:rel-column-width="55701*"/>
    </style:style>
    <style:style style:name="Tabla18.A1" style:family="table-cell">
      <style:table-cell-properties style:vertical-align="middle" fo:padding="0.106cm" fo:border="none"/>
    </style:style>
    <style:style style:name="Tabla19" style:family="table">
      <style:table-properties style:width="14.448cm" style:rel-width="85%" table:align="center" fo:background-color="#e6e6e6">
        <style:background-image/>
      </style:table-properties>
    </style:style>
    <style:style style:name="Tabla19.A" style:family="table-column">
      <style:table-column-properties style:column-width="14.448cm" style:rel-column-width="55701*"/>
    </style:style>
    <style:style style:name="Tabla19.A1" style:family="table-cell">
      <style:table-cell-properties style:vertical-align="middle" fo:padding="0.106cm" fo:border="none"/>
    </style:style>
    <style:style style:name="Tabla20" style:family="table">
      <style:table-properties style:width="14.448cm" style:rel-width="85%" table:align="center" fo:background-color="#e6e6e6">
        <style:background-image/>
      </style:table-properties>
    </style:style>
    <style:style style:name="Tabla20.A" style:family="table-column">
      <style:table-column-properties style:column-width="14.448cm" style:rel-column-width="55701*"/>
    </style:style>
    <style:style style:name="Tabla20.A1" style:family="table-cell">
      <style:table-cell-properties style:vertical-align="middle" fo:padding="0.106cm" fo:border="none"/>
    </style:style>
    <style:style style:name="Tabla21" style:family="table">
      <style:table-properties style:width="14.448cm" style:rel-width="85%" table:align="center" fo:background-color="#e6e6e6">
        <style:background-image/>
      </style:table-properties>
    </style:style>
    <style:style style:name="Tabla21.A" style:family="table-column">
      <style:table-column-properties style:column-width="14.448cm" style:rel-column-width="55701*"/>
    </style:style>
    <style:style style:name="Tabla21.A1" style:family="table-cell">
      <style:table-cell-properties style:vertical-align="middle" fo:padding="0.106cm" fo:border="none"/>
    </style:style>
    <style:style style:name="Tabla22" style:family="table">
      <style:table-properties style:width="14.448cm" style:rel-width="85%" table:align="center" fo:background-color="#e6e6e6">
        <style:background-image/>
      </style:table-properties>
    </style:style>
    <style:style style:name="Tabla22.A" style:family="table-column">
      <style:table-column-properties style:column-width="14.448cm" style:rel-column-width="55701*"/>
    </style:style>
    <style:style style:name="Tabla22.A1" style:family="table-cell">
      <style:table-cell-properties style:vertical-align="middle" fo:padding="0.106cm" fo:border="none"/>
    </style:style>
    <style:style style:name="Tabla23" style:family="table">
      <style:table-properties style:width="14.448cm" style:rel-width="85%" table:align="center"/>
    </style:style>
    <style:style style:name="Tabla23.A" style:family="table-column">
      <style:table-column-properties style:column-width="14.448cm" style:rel-column-width="55701*"/>
    </style:style>
    <style:style style:name="Tabla23.A1" style:family="table-cell">
      <style:table-cell-properties fo:background-color="#e6e6e6" fo:padding="0.049cm" fo:border="none">
        <style:background-image/>
      </style:table-cell-properties>
    </style:style>
    <style:style style:name="Tabla23.A2" style:family="table-cell">
      <style:table-cell-properties fo:padding="0.049cm" fo:border="none"/>
    </style:style>
    <style:style style:name="Tabla24" style:family="table">
      <style:table-properties style:width="12.197cm" style:rel-width="85%" table:align="center" fo:background-color="#e6e6e6">
        <style:background-image/>
      </style:table-properties>
    </style:style>
    <style:style style:name="Tabla24.A" style:family="table-column">
      <style:table-column-properties style:column-width="12.197cm" style:rel-column-width="55698*"/>
    </style:style>
    <style:style style:name="Tabla24.A1" style:family="table-cell">
      <style:table-cell-properties style:vertical-align="middle" fo:padding="0.106cm" fo:border="none"/>
    </style:style>
    <style:style style:name="Tabla25" style:family="table">
      <style:table-properties style:width="14.448cm" style:rel-width="85%" table:align="center" fo:background-color="#e6e6e6">
        <style:background-image/>
      </style:table-properties>
    </style:style>
    <style:style style:name="Tabla25.A" style:family="table-column">
      <style:table-column-properties style:column-width="14.448cm" style:rel-column-width="55701*"/>
    </style:style>
    <style:style style:name="Tabla25.A1" style:family="table-cell">
      <style:table-cell-properties style:vertical-align="middle" fo:padding="0.106cm" fo:border="none"/>
    </style:style>
    <style:style style:name="Tabla26" style:family="table">
      <style:table-properties style:width="14.448cm" style:rel-width="85%" table:align="center" fo:background-color="#e6e6e6">
        <style:background-image/>
      </style:table-properties>
    </style:style>
    <style:style style:name="Tabla26.A" style:family="table-column">
      <style:table-column-properties style:column-width="14.448cm" style:rel-column-width="55701*"/>
    </style:style>
    <style:style style:name="Tabla26.A1" style:family="table-cell">
      <style:table-cell-properties style:vertical-align="middle" fo:padding="0.106cm" fo:border="none"/>
    </style:style>
    <style:style style:name="Tabla27" style:family="table">
      <style:table-properties style:width="14.448cm" style:rel-width="85%" table:align="center" fo:background-color="#e6e6e6">
        <style:background-image/>
      </style:table-properties>
    </style:style>
    <style:style style:name="Tabla27.A" style:family="table-column">
      <style:table-column-properties style:column-width="14.448cm" style:rel-column-width="55701*"/>
    </style:style>
    <style:style style:name="Tabla27.A1" style:family="table-cell">
      <style:table-cell-properties style:vertical-align="middle" fo:padding="0.106cm" fo:border="none"/>
    </style:style>
    <style:style style:name="Tabla28" style:family="table">
      <style:table-properties style:width="14.448cm" style:rel-width="85%" table:align="center" fo:background-color="#e6e6e6">
        <style:background-image/>
      </style:table-properties>
    </style:style>
    <style:style style:name="Tabla28.A" style:family="table-column">
      <style:table-column-properties style:column-width="14.448cm" style:rel-column-width="55701*"/>
    </style:style>
    <style:style style:name="Tabla28.A1" style:family="table-cell">
      <style:table-cell-properties style:vertical-align="middle" fo:padding="0.106cm" fo:border="none"/>
    </style:style>
    <style:style style:name="Tabla29" style:family="table">
      <style:table-properties style:width="14.448cm" style:rel-width="85%" table:align="center" fo:background-color="#e6e6e6">
        <style:background-image/>
      </style:table-properties>
    </style:style>
    <style:style style:name="Tabla29.A" style:family="table-column">
      <style:table-column-properties style:column-width="14.448cm" style:rel-column-width="55701*"/>
    </style:style>
    <style:style style:name="Tabla29.A1" style:family="table-cell">
      <style:table-cell-properties style:vertical-align="middle" fo:padding="0.106cm" fo:border="none"/>
    </style:style>
    <style:style style:name="Tabla30" style:family="table">
      <style:table-properties style:width="14.448cm" style:rel-width="85%" table:align="center" fo:background-color="#e6e6e6">
        <style:background-image/>
      </style:table-properties>
    </style:style>
    <style:style style:name="Tabla30.A" style:family="table-column">
      <style:table-column-properties style:column-width="14.448cm" style:rel-column-width="55701*"/>
    </style:style>
    <style:style style:name="Tabla30.A1" style:family="table-cell">
      <style:table-cell-properties style:vertical-align="middle" fo:padding="0.106cm" fo:border="none"/>
    </style:style>
    <style:style style:name="Tabla31" style:family="table">
      <style:table-properties style:width="14.448cm" style:rel-width="85%" table:align="center" fo:background-color="#e6e6e6">
        <style:background-image/>
      </style:table-properties>
    </style:style>
    <style:style style:name="Tabla31.A" style:family="table-column">
      <style:table-column-properties style:column-width="14.448cm" style:rel-column-width="55701*"/>
    </style:style>
    <style:style style:name="Tabla31.A1" style:family="table-cell">
      <style:table-cell-properties style:vertical-align="middle" fo:padding="0.106cm" fo:border="none"/>
    </style:style>
    <style:style style:name="Tabla32" style:family="table">
      <style:table-properties style:width="14.448cm" style:rel-width="85%" table:align="center" fo:background-color="#e6e6e6">
        <style:background-image/>
      </style:table-properties>
    </style:style>
    <style:style style:name="Tabla32.A" style:family="table-column">
      <style:table-column-properties style:column-width="14.448cm" style:rel-column-width="55701*"/>
    </style:style>
    <style:style style:name="Tabla32.A1" style:family="table-cell">
      <style:table-cell-properties style:vertical-align="middle" fo:padding="0.106cm" fo:border="none"/>
    </style:style>
    <style:style style:name="Tabla33" style:family="table">
      <style:table-properties style:width="14.448cm" style:rel-width="85%" table:align="center" fo:background-color="#e6e6e6">
        <style:background-image/>
      </style:table-properties>
    </style:style>
    <style:style style:name="Tabla33.A" style:family="table-column">
      <style:table-column-properties style:column-width="14.448cm" style:rel-column-width="55701*"/>
    </style:style>
    <style:style style:name="Tabla33.A1" style:family="table-cell">
      <style:table-cell-properties style:vertical-align="middle" fo:padding="0.106cm" fo:border="none"/>
    </style:style>
    <style:style style:name="Tabla34" style:family="table">
      <style:table-properties style:width="14.448cm" style:rel-width="85%" table:align="center" fo:background-color="#e6e6e6">
        <style:background-image/>
      </style:table-properties>
    </style:style>
    <style:style style:name="Tabla34.A" style:family="table-column">
      <style:table-column-properties style:column-width="14.448cm" style:rel-column-width="55701*"/>
    </style:style>
    <style:style style:name="Tabla34.A1" style:family="table-cell">
      <style:table-cell-properties style:vertical-align="middle" fo:padding="0.106cm" fo:border="none"/>
    </style:style>
    <style:style style:name="Tabla35" style:family="table">
      <style:table-properties style:width="14.448cm" style:rel-width="85%" table:align="center" fo:background-color="#e6e6e6">
        <style:background-image/>
      </style:table-properties>
    </style:style>
    <style:style style:name="Tabla35.A" style:family="table-column">
      <style:table-column-properties style:column-width="14.448cm" style:rel-column-width="55701*"/>
    </style:style>
    <style:style style:name="Tabla35.A1" style:family="table-cell">
      <style:table-cell-properties style:vertical-align="middle" fo:padding="0.106cm" fo:border="none"/>
    </style:style>
    <style:style style:name="Tabla36" style:family="table">
      <style:table-properties style:width="14.448cm" style:rel-width="85%" table:align="center" fo:background-color="#e6e6e6">
        <style:background-image/>
      </style:table-properties>
    </style:style>
    <style:style style:name="Tabla36.A" style:family="table-column">
      <style:table-column-properties style:column-width="14.448cm" style:rel-column-width="55701*"/>
    </style:style>
    <style:style style:name="Tabla36.A1" style:family="table-cell">
      <style:table-cell-properties style:vertical-align="middle" fo:padding="0.106cm" fo:border="none"/>
    </style:style>
    <style:style style:name="Tabla37" style:family="table">
      <style:table-properties style:width="14.448cm" style:rel-width="85%" table:align="center" fo:background-color="#e6e6e6">
        <style:background-image/>
      </style:table-properties>
    </style:style>
    <style:style style:name="Tabla37.A" style:family="table-column">
      <style:table-column-properties style:column-width="14.448cm" style:rel-column-width="55701*"/>
    </style:style>
    <style:style style:name="Tabla37.A1" style:family="table-cell">
      <style:table-cell-properties style:vertical-align="middle" fo:padding="0.106cm" fo:border="none"/>
    </style:style>
    <style:style style:name="Tabla38" style:family="table">
      <style:table-properties style:width="14.448cm" style:rel-width="85%" table:align="center" fo:background-color="#e6e6e6">
        <style:background-image/>
      </style:table-properties>
    </style:style>
    <style:style style:name="Tabla38.A" style:family="table-column">
      <style:table-column-properties style:column-width="14.448cm" style:rel-column-width="55701*"/>
    </style:style>
    <style:style style:name="Tabla38.A1" style:family="table-cell">
      <style:table-cell-properties style:vertical-align="middle" fo:padding="0.106cm" fo:border="none"/>
    </style:style>
    <style:style style:name="Tabla39" style:family="table">
      <style:table-properties style:width="14.448cm" style:rel-width="85%" table:align="center" fo:background-color="#e6e6e6">
        <style:background-image/>
      </style:table-properties>
    </style:style>
    <style:style style:name="Tabla39.A" style:family="table-column">
      <style:table-column-properties style:column-width="14.448cm" style:rel-column-width="55701*"/>
    </style:style>
    <style:style style:name="Tabla39.A1" style:family="table-cell">
      <style:table-cell-properties style:vertical-align="middle" fo:padding="0.106cm" fo:border="none"/>
    </style:style>
    <style:style style:name="Tabla40" style:family="table">
      <style:table-properties style:width="14.448cm" style:rel-width="85%" table:align="center" fo:background-color="#e6e6e6">
        <style:background-image/>
      </style:table-properties>
    </style:style>
    <style:style style:name="Tabla40.A" style:family="table-column">
      <style:table-column-properties style:column-width="14.448cm" style:rel-column-width="55701*"/>
    </style:style>
    <style:style style:name="Tabla40.A1" style:family="table-cell">
      <style:table-cell-properties style:vertical-align="middle" fo:padding="0.106cm" fo:border="none"/>
    </style:style>
    <style:style style:name="Tabla41" style:family="table">
      <style:table-properties style:width="14.448cm" style:rel-width="85%" table:align="center" fo:background-color="#e6e6e6">
        <style:background-image/>
      </style:table-properties>
    </style:style>
    <style:style style:name="Tabla41.A" style:family="table-column">
      <style:table-column-properties style:column-width="14.448cm" style:rel-column-width="55701*"/>
    </style:style>
    <style:style style:name="Tabla41.A1" style:family="table-cell">
      <style:table-cell-properties style:vertical-align="middle" fo:padding="0.106cm" fo:border="none"/>
    </style:style>
    <style:style style:name="Tabla42" style:family="table">
      <style:table-properties style:width="14.448cm" style:rel-width="85%" table:align="center" fo:background-color="#e6e6e6">
        <style:background-image/>
      </style:table-properties>
    </style:style>
    <style:style style:name="Tabla42.A" style:family="table-column">
      <style:table-column-properties style:column-width="14.448cm" style:rel-column-width="55701*"/>
    </style:style>
    <style:style style:name="Tabla42.A1" style:family="table-cell">
      <style:table-cell-properties style:vertical-align="middle" fo:padding="0.106cm" fo:border="none"/>
    </style:style>
    <style:style style:name="Tabla43" style:family="table">
      <style:table-properties style:width="14.448cm" style:rel-width="85%" table:align="center" fo:background-color="#e6e6e6">
        <style:background-image/>
      </style:table-properties>
    </style:style>
    <style:style style:name="Tabla43.A" style:family="table-column">
      <style:table-column-properties style:column-width="14.448cm" style:rel-column-width="55701*"/>
    </style:style>
    <style:style style:name="Tabla43.A1" style:family="table-cell">
      <style:table-cell-properties style:vertical-align="middle" fo:padding="0.106cm" fo:border="none"/>
    </style:style>
    <style:style style:name="Tabla44" style:family="table">
      <style:table-properties style:width="14.448cm" style:rel-width="85%" table:align="center" fo:background-color="#e6e6e6">
        <style:background-image/>
      </style:table-properties>
    </style:style>
    <style:style style:name="Tabla44.A" style:family="table-column">
      <style:table-column-properties style:column-width="14.448cm" style:rel-column-width="55701*"/>
    </style:style>
    <style:style style:name="Tabla44.A1" style:family="table-cell">
      <style:table-cell-properties style:vertical-align="middle" fo:padding="0.106cm" fo:border="none"/>
    </style:style>
    <style:style style:name="Tabla45" style:family="table">
      <style:table-properties style:width="14.448cm" style:rel-width="85%" table:align="center" fo:background-color="#e6e6e6">
        <style:background-image/>
      </style:table-properties>
    </style:style>
    <style:style style:name="Tabla45.A" style:family="table-column">
      <style:table-column-properties style:column-width="14.448cm" style:rel-column-width="55701*"/>
    </style:style>
    <style:style style:name="Tabla45.A1" style:family="table-cell">
      <style:table-cell-properties style:vertical-align="middle" fo:padding="0.106cm" fo:border="none"/>
    </style:style>
    <style:style style:name="Tabla46" style:family="table">
      <style:table-properties style:width="14.448cm" style:rel-width="85%" table:align="center" fo:background-color="#e6e6e6">
        <style:background-image/>
      </style:table-properties>
    </style:style>
    <style:style style:name="Tabla46.A" style:family="table-column">
      <style:table-column-properties style:column-width="14.448cm" style:rel-column-width="55701*"/>
    </style:style>
    <style:style style:name="Tabla46.A1" style:family="table-cell">
      <style:table-cell-properties style:vertical-align="middle" fo:padding="0.106cm" fo:border="none"/>
    </style:style>
    <style:style style:name="Tabla47" style:family="table">
      <style:table-properties style:width="14.448cm" style:rel-width="85%" table:align="center" fo:background-color="#e6e6e6">
        <style:background-image/>
      </style:table-properties>
    </style:style>
    <style:style style:name="Tabla47.A" style:family="table-column">
      <style:table-column-properties style:column-width="14.448cm" style:rel-column-width="55701*"/>
    </style:style>
    <style:style style:name="Tabla47.A1" style:family="table-cell">
      <style:table-cell-properties style:vertical-align="middle" fo:padding="0.106cm" fo:border="none"/>
    </style:style>
    <style:style style:name="Tabla48" style:family="table">
      <style:table-properties style:width="14.448cm" style:rel-width="85%" table:align="center"/>
    </style:style>
    <style:style style:name="Tabla48.A" style:family="table-column">
      <style:table-column-properties style:column-width="14.448cm" style:rel-column-width="55701*"/>
    </style:style>
    <style:style style:name="Tabla48.A1" style:family="table-cell">
      <style:table-cell-properties fo:background-color="#e6e6e6" fo:padding="0.049cm" fo:border="none">
        <style:background-image/>
      </style:table-cell-properties>
    </style:style>
    <style:style style:name="Tabla48.A2" style:family="table-cell">
      <style:table-cell-properties fo:padding="0.049cm" fo:border="none"/>
    </style:style>
    <style:style style:name="Tabla49" style:family="table">
      <style:table-properties style:width="12.197cm" style:rel-width="85%" table:align="center" fo:background-color="#e6e6e6">
        <style:background-image/>
      </style:table-properties>
    </style:style>
    <style:style style:name="Tabla49.A" style:family="table-column">
      <style:table-column-properties style:column-width="12.197cm" style:rel-column-width="55698*"/>
    </style:style>
    <style:style style:name="Tabla49.A1" style:family="table-cell">
      <style:table-cell-properties style:vertical-align="middle" fo:padding="0.106cm" fo:border="none"/>
    </style:style>
    <style:style style:name="Tabla50" style:family="table">
      <style:table-properties style:width="12.197cm" style:rel-width="85%" table:align="center" fo:background-color="#e6e6e6">
        <style:background-image/>
      </style:table-properties>
    </style:style>
    <style:style style:name="Tabla50.A" style:family="table-column">
      <style:table-column-properties style:column-width="12.197cm" style:rel-column-width="55698*"/>
    </style:style>
    <style:style style:name="Tabla50.A1" style:family="table-cell">
      <style:table-cell-properties style:vertical-align="middle" fo:padding="0.106cm" fo:border="none"/>
    </style:style>
    <style:style style:name="Tabla51" style:family="table">
      <style:table-properties style:width="14.448cm" style:rel-width="85%" table:align="center" fo:background-color="#e6e6e6">
        <style:background-image/>
      </style:table-properties>
    </style:style>
    <style:style style:name="Tabla51.A" style:family="table-column">
      <style:table-column-properties style:column-width="14.448cm" style:rel-column-width="55701*"/>
    </style:style>
    <style:style style:name="Tabla51.A1" style:family="table-cell">
      <style:table-cell-properties style:vertical-align="middle" fo:padding="0.106cm" fo:border="none"/>
    </style:style>
    <style:style style:name="Tabla52" style:family="table">
      <style:table-properties style:width="14.448cm" style:rel-width="85%" table:align="center" fo:background-color="#e6e6e6">
        <style:background-image/>
      </style:table-properties>
    </style:style>
    <style:style style:name="Tabla52.A" style:family="table-column">
      <style:table-column-properties style:column-width="14.448cm" style:rel-column-width="55701*"/>
    </style:style>
    <style:style style:name="Tabla52.A1" style:family="table-cell">
      <style:table-cell-properties style:vertical-align="middle" fo:padding="0.106cm" fo:border="none"/>
    </style:style>
    <style:style style:name="Tabla53" style:family="table">
      <style:table-properties style:width="14.448cm" style:rel-width="85%" table:align="center" fo:background-color="#e6e6e6">
        <style:background-image/>
      </style:table-properties>
    </style:style>
    <style:style style:name="Tabla53.A" style:family="table-column">
      <style:table-column-properties style:column-width="14.448cm" style:rel-column-width="55701*"/>
    </style:style>
    <style:style style:name="Tabla53.A1" style:family="table-cell">
      <style:table-cell-properties style:vertical-align="middle" fo:padding="0.106cm" fo:border="none"/>
    </style:style>
    <style:style style:name="Tabla54" style:family="table">
      <style:table-properties style:width="14.448cm" style:rel-width="85%" table:align="center" fo:background-color="#e6e6e6">
        <style:background-image/>
      </style:table-properties>
    </style:style>
    <style:style style:name="Tabla54.A" style:family="table-column">
      <style:table-column-properties style:column-width="14.448cm" style:rel-column-width="55701*"/>
    </style:style>
    <style:style style:name="Tabla54.A1" style:family="table-cell">
      <style:table-cell-properties style:vertical-align="middle" fo:padding="0.106cm" fo:border="none"/>
    </style:style>
    <style:style style:name="Tabla55" style:family="table">
      <style:table-properties style:width="14.448cm" style:rel-width="85%" table:align="center" fo:background-color="#e6e6e6">
        <style:background-image/>
      </style:table-properties>
    </style:style>
    <style:style style:name="Tabla55.A" style:family="table-column">
      <style:table-column-properties style:column-width="14.448cm" style:rel-column-width="55701*"/>
    </style:style>
    <style:style style:name="Tabla55.A1" style:family="table-cell">
      <style:table-cell-properties style:vertical-align="middle" fo:padding="0.106cm" fo:border="none"/>
    </style:style>
    <style:style style:name="Tabla56" style:family="table">
      <style:table-properties style:width="14.448cm" style:rel-width="85%" table:align="center" fo:background-color="#e6e6e6">
        <style:background-image/>
      </style:table-properties>
    </style:style>
    <style:style style:name="Tabla56.A" style:family="table-column">
      <style:table-column-properties style:column-width="14.448cm" style:rel-column-width="55701*"/>
    </style:style>
    <style:style style:name="Tabla56.A1" style:family="table-cell">
      <style:table-cell-properties style:vertical-align="middle" fo:padding="0.106cm" fo:border="none"/>
    </style:style>
    <style:style style:name="Tabla57" style:family="table">
      <style:table-properties style:width="14.448cm" style:rel-width="85%" table:align="center" fo:background-color="#e6e6e6">
        <style:background-image/>
      </style:table-properties>
    </style:style>
    <style:style style:name="Tabla57.A" style:family="table-column">
      <style:table-column-properties style:column-width="14.448cm" style:rel-column-width="55701*"/>
    </style:style>
    <style:style style:name="Tabla57.A1" style:family="table-cell">
      <style:table-cell-properties style:vertical-align="middle" fo:padding="0.106cm" fo:border="none"/>
    </style:style>
    <style:style style:name="Tabla58" style:family="table">
      <style:table-properties style:width="14.448cm" style:rel-width="85%" table:align="center" fo:background-color="#e6e6e6">
        <style:background-image/>
      </style:table-properties>
    </style:style>
    <style:style style:name="Tabla58.A" style:family="table-column">
      <style:table-column-properties style:column-width="14.448cm" style:rel-column-width="55701*"/>
    </style:style>
    <style:style style:name="Tabla58.A1" style:family="table-cell">
      <style:table-cell-properties style:vertical-align="middle" fo:padding="0.106cm" fo:border="none"/>
    </style:style>
    <style:style style:name="Tabla59" style:family="table">
      <style:table-properties style:width="14.448cm" style:rel-width="85%" table:align="center" fo:background-color="#e6e6e6">
        <style:background-image/>
      </style:table-properties>
    </style:style>
    <style:style style:name="Tabla59.A" style:family="table-column">
      <style:table-column-properties style:column-width="14.448cm" style:rel-column-width="55701*"/>
    </style:style>
    <style:style style:name="Tabla59.A1" style:family="table-cell">
      <style:table-cell-properties style:vertical-align="middle" fo:padding="0.106cm" fo:border="none"/>
    </style:style>
    <style:style style:name="Tabla60" style:family="table">
      <style:table-properties style:width="14.448cm" style:rel-width="85%" table:align="center" fo:background-color="#e6e6e6">
        <style:background-image/>
      </style:table-properties>
    </style:style>
    <style:style style:name="Tabla60.A" style:family="table-column">
      <style:table-column-properties style:column-width="14.448cm" style:rel-column-width="55701*"/>
    </style:style>
    <style:style style:name="Tabla60.A1" style:family="table-cell">
      <style:table-cell-properties style:vertical-align="middle" fo:padding="0.106cm" fo:border="none"/>
    </style:style>
    <style:style style:name="Tabla61" style:family="table">
      <style:table-properties style:width="14.448cm" style:rel-width="85%" table:align="center" fo:background-color="#e6e6e6">
        <style:background-image/>
      </style:table-properties>
    </style:style>
    <style:style style:name="Tabla61.A" style:family="table-column">
      <style:table-column-properties style:column-width="14.448cm" style:rel-column-width="55701*"/>
    </style:style>
    <style:style style:name="Tabla61.A1" style:family="table-cell">
      <style:table-cell-properties style:vertical-align="middle" fo:padding="0.106cm" fo:border="none"/>
    </style:style>
    <style:style style:name="Tabla62" style:family="table">
      <style:table-properties style:width="14.448cm" style:rel-width="85%" table:align="center" fo:background-color="#e6e6e6">
        <style:background-image/>
      </style:table-properties>
    </style:style>
    <style:style style:name="Tabla62.A" style:family="table-column">
      <style:table-column-properties style:column-width="14.448cm" style:rel-column-width="55701*"/>
    </style:style>
    <style:style style:name="Tabla62.A1" style:family="table-cell">
      <style:table-cell-properties style:vertical-align="middle" fo:padding="0.106cm" fo:border="none"/>
    </style:style>
    <style:style style:name="Tabla63" style:family="table">
      <style:table-properties style:width="14.448cm" style:rel-width="85%" table:align="center" fo:background-color="#e6e6e6">
        <style:background-image/>
      </style:table-properties>
    </style:style>
    <style:style style:name="Tabla63.A" style:family="table-column">
      <style:table-column-properties style:column-width="14.448cm" style:rel-column-width="55701*"/>
    </style:style>
    <style:style style:name="Tabla63.A1" style:family="table-cell">
      <style:table-cell-properties style:vertical-align="middle" fo:padding="0.106cm" fo:border="none"/>
    </style:style>
    <style:style style:name="Tabla64" style:family="table">
      <style:table-properties style:width="14.448cm" style:rel-width="85%" table:align="center" fo:background-color="#e6e6e6">
        <style:background-image/>
      </style:table-properties>
    </style:style>
    <style:style style:name="Tabla64.A" style:family="table-column">
      <style:table-column-properties style:column-width="14.448cm" style:rel-column-width="55701*"/>
    </style:style>
    <style:style style:name="Tabla64.A1" style:family="table-cell">
      <style:table-cell-properties style:vertical-align="middle" fo:padding="0.106cm" fo:border="none"/>
    </style:style>
    <style:style style:name="Tabla65" style:family="table">
      <style:table-properties style:width="14.448cm" style:rel-width="85%" table:align="center" fo:background-color="#e6e6e6">
        <style:background-image/>
      </style:table-properties>
    </style:style>
    <style:style style:name="Tabla65.A" style:family="table-column">
      <style:table-column-properties style:column-width="14.448cm" style:rel-column-width="55701*"/>
    </style:style>
    <style:style style:name="Tabla65.A1" style:family="table-cell">
      <style:table-cell-properties style:vertical-align="middle" fo:padding="0.106cm" fo:border="none"/>
    </style:style>
    <style:style style:name="Tabla66" style:family="table">
      <style:table-properties style:width="14.448cm" style:rel-width="85%" table:align="center" fo:background-color="#e6e6e6">
        <style:background-image/>
      </style:table-properties>
    </style:style>
    <style:style style:name="Tabla66.A" style:family="table-column">
      <style:table-column-properties style:column-width="14.448cm" style:rel-column-width="55701*"/>
    </style:style>
    <style:style style:name="Tabla66.A1" style:family="table-cell">
      <style:table-cell-properties style:vertical-align="middle" fo:padding="0.106cm" fo:border="none"/>
    </style:style>
    <style:style style:name="Tabla67" style:family="table">
      <style:table-properties style:width="14.448cm" style:rel-width="85%" table:align="center" fo:background-color="#e6e6e6">
        <style:background-image/>
      </style:table-properties>
    </style:style>
    <style:style style:name="Tabla67.A" style:family="table-column">
      <style:table-column-properties style:column-width="14.448cm" style:rel-column-width="55701*"/>
    </style:style>
    <style:style style:name="Tabla67.A1" style:family="table-cell">
      <style:table-cell-properties style:vertical-align="middle" fo:padding="0.106cm" fo:border="none"/>
    </style:style>
    <style:style style:name="Tabla68" style:family="table">
      <style:table-properties style:width="14.448cm" style:rel-width="85%" table:align="center" fo:background-color="#e6e6e6">
        <style:background-image/>
      </style:table-properties>
    </style:style>
    <style:style style:name="Tabla68.A" style:family="table-column">
      <style:table-column-properties style:column-width="14.448cm" style:rel-column-width="55701*"/>
    </style:style>
    <style:style style:name="Tabla68.A1" style:family="table-cell">
      <style:table-cell-properties style:vertical-align="middle" fo:padding="0.106cm" fo:border="none"/>
    </style:style>
    <style:style style:name="Tabla69" style:family="table">
      <style:table-properties style:width="14.448cm" style:rel-width="85%" table:align="center" fo:background-color="#e6e6e6">
        <style:background-image/>
      </style:table-properties>
    </style:style>
    <style:style style:name="Tabla69.A" style:family="table-column">
      <style:table-column-properties style:column-width="14.448cm" style:rel-column-width="55701*"/>
    </style:style>
    <style:style style:name="Tabla69.A1" style:family="table-cell">
      <style:table-cell-properties style:vertical-align="middle" fo:padding="0.106cm" fo:border="none"/>
    </style:style>
    <style:style style:name="Tabla70" style:family="table">
      <style:table-properties style:width="14.448cm" style:rel-width="85%" table:align="center" fo:background-color="#e6e6e6">
        <style:background-image/>
      </style:table-properties>
    </style:style>
    <style:style style:name="Tabla70.A" style:family="table-column">
      <style:table-column-properties style:column-width="14.448cm" style:rel-column-width="55701*"/>
    </style:style>
    <style:style style:name="Tabla70.A1" style:family="table-cell">
      <style:table-cell-properties style:vertical-align="middle" fo:padding="0.106cm" fo:border="none"/>
    </style:style>
    <style:style style:name="Tabla71" style:family="table">
      <style:table-properties style:width="14.448cm" style:rel-width="85%" table:align="center" fo:background-color="#e6e6e6">
        <style:background-image/>
      </style:table-properties>
    </style:style>
    <style:style style:name="Tabla71.A" style:family="table-column">
      <style:table-column-properties style:column-width="14.448cm" style:rel-column-width="55701*"/>
    </style:style>
    <style:style style:name="Tabla71.A1" style:family="table-cell">
      <style:table-cell-properties style:vertical-align="middle" fo:padding="0.106cm" fo:border="none"/>
    </style:style>
    <style:style style:name="Tabla72" style:family="table">
      <style:table-properties style:width="14.448cm" style:rel-width="85%" table:align="center" fo:background-color="#e6e6e6">
        <style:background-image/>
      </style:table-properties>
    </style:style>
    <style:style style:name="Tabla72.A" style:family="table-column">
      <style:table-column-properties style:column-width="14.448cm" style:rel-column-width="55701*"/>
    </style:style>
    <style:style style:name="Tabla72.A1" style:family="table-cell">
      <style:table-cell-properties style:vertical-align="middle" fo:padding="0.106cm" fo:border="none"/>
    </style:style>
    <style:style style:name="Tabla73" style:family="table">
      <style:table-properties style:width="14.448cm" style:rel-width="85%" table:align="center" fo:background-color="#e6e6e6">
        <style:background-image/>
      </style:table-properties>
    </style:style>
    <style:style style:name="Tabla73.A" style:family="table-column">
      <style:table-column-properties style:column-width="14.448cm" style:rel-column-width="55701*"/>
    </style:style>
    <style:style style:name="Tabla73.A1" style:family="table-cell">
      <style:table-cell-properties style:vertical-align="middle" fo:padding="0.106cm" fo:border="none"/>
    </style:style>
    <style:style style:name="Tabla74" style:family="table">
      <style:table-properties style:width="14.448cm" style:rel-width="85%" table:align="center" fo:background-color="#e6e6e6">
        <style:background-image/>
      </style:table-properties>
    </style:style>
    <style:style style:name="Tabla74.A" style:family="table-column">
      <style:table-column-properties style:column-width="14.448cm" style:rel-column-width="55701*"/>
    </style:style>
    <style:style style:name="Tabla74.A1" style:family="table-cell">
      <style:table-cell-properties style:vertical-align="middle" fo:padding="0.106cm" fo:border="none"/>
    </style:style>
    <style:style style:name="Tabla75" style:family="table">
      <style:table-properties style:width="14.448cm" style:rel-width="85%" table:align="center" fo:background-color="#e6e6e6">
        <style:background-image/>
      </style:table-properties>
    </style:style>
    <style:style style:name="Tabla75.A" style:family="table-column">
      <style:table-column-properties style:column-width="14.448cm" style:rel-column-width="55701*"/>
    </style:style>
    <style:style style:name="Tabla75.A1" style:family="table-cell">
      <style:table-cell-properties style:vertical-align="middle" fo:padding="0.106cm" fo:border="none"/>
    </style:style>
    <style:style style:name="Tabla76" style:family="table">
      <style:table-properties style:width="14.448cm" style:rel-width="85%" table:align="center" fo:background-color="#e6e6e6">
        <style:background-image/>
      </style:table-properties>
    </style:style>
    <style:style style:name="Tabla76.A" style:family="table-column">
      <style:table-column-properties style:column-width="14.448cm" style:rel-column-width="55701*"/>
    </style:style>
    <style:style style:name="Tabla76.A1" style:family="table-cell">
      <style:table-cell-properties style:vertical-align="middle" fo:padding="0.106cm" fo:border="none"/>
    </style:style>
    <style:style style:name="Tabla77" style:family="table">
      <style:table-properties style:width="14.448cm" style:rel-width="85%" table:align="center" fo:background-color="#e6e6e6">
        <style:background-image/>
      </style:table-properties>
    </style:style>
    <style:style style:name="Tabla77.A" style:family="table-column">
      <style:table-column-properties style:column-width="14.448cm" style:rel-column-width="55701*"/>
    </style:style>
    <style:style style:name="Tabla77.A1" style:family="table-cell">
      <style:table-cell-properties style:vertical-align="middle" fo:padding="0.106cm" fo:border="none"/>
    </style:style>
    <style:style style:name="Tabla78" style:family="table">
      <style:table-properties style:width="14.448cm" style:rel-width="85%" table:align="center" fo:background-color="#e6e6e6">
        <style:background-image/>
      </style:table-properties>
    </style:style>
    <style:style style:name="Tabla78.A" style:family="table-column">
      <style:table-column-properties style:column-width="14.448cm" style:rel-column-width="55701*"/>
    </style:style>
    <style:style style:name="Tabla78.A1" style:family="table-cell">
      <style:table-cell-properties style:vertical-align="middle" fo:padding="0.106cm" fo:border="none"/>
    </style:style>
    <style:style style:name="Tabla79" style:family="table">
      <style:table-properties style:width="14.448cm" style:rel-width="85%" table:align="center" fo:background-color="#e6e6e6">
        <style:background-image/>
      </style:table-properties>
    </style:style>
    <style:style style:name="Tabla79.A" style:family="table-column">
      <style:table-column-properties style:column-width="14.448cm" style:rel-column-width="55701*"/>
    </style:style>
    <style:style style:name="Tabla79.A1" style:family="table-cell">
      <style:table-cell-properties style:vertical-align="middle" fo:padding="0.106cm" fo:border="none"/>
    </style:style>
    <style:style style:name="P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style:font-name="Trebuchet MS" fo:font-size="9.75pt" fo:letter-spacing="normal" fo:font-style="normal" fo:font-weight="normal"/>
    </style:style>
    <style:style style:name="P2"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3"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rebuchet MS" fo:font-size="9.75pt" fo:letter-spacing="normal" fo:font-style="normal" fo:font-weight="normal"/>
    </style:style>
    <style:style style:name="P4" style:family="paragraph" style:parent-style-name="Text_20_body">
      <style:paragraph-properties fo:margin-top="0cm" fo:margin-bottom="0cm"/>
    </style:style>
    <style:style style:name="P5" style:family="paragraph" style:parent-style-name="List_20_Contents" style:list-style-name="L1">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rebuchet MS" fo:font-size="9.75pt" fo:letter-spacing="normal" fo:font-style="normal" fo:font-weight="normal"/>
    </style:style>
    <style:style style:name="P6" style:family="paragraph" style:parent-style-name="List_20_Contents" style:list-style-name="L3">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rebuchet MS" fo:font-size="9.75pt" fo:letter-spacing="normal" fo:font-style="normal" fo:font-weight="normal"/>
    </style:style>
    <style:style style:name="P7" style:family="paragraph" style:parent-style-name="List_20_Contents" style:list-style-name="L1">
      <style:paragraph-properties fo:margin-left="0cm" fo:margin-right="0cm" fo:margin-top="0cm" fo:margin-bottom="0.499cm" fo:text-align="start" style:justify-single-word="false" fo:orphans="2" fo:widows="2" fo:text-indent="0cm" style:auto-text-indent="false" fo:padding="0cm" fo:border="none"/>
      <style:text-properties fo:font-variant="normal" fo:text-transform="none" fo:color="#000000" style:font-name="Trebuchet MS" fo:font-size="9.75pt" fo:letter-spacing="normal" fo:font-style="normal" fo:font-weight="normal"/>
    </style:style>
    <style:style style:name="P8" style:family="paragraph" style:parent-style-name="List_20_Contents" style:list-style-name="L3">
      <style:paragraph-properties fo:margin-left="0cm" fo:margin-right="0cm" fo:margin-top="0cm" fo:margin-bottom="0.499cm" fo:text-align="start" style:justify-single-word="false" fo:orphans="2" fo:widows="2" fo:text-indent="0cm" style:auto-text-indent="false" fo:padding="0cm" fo:border="none"/>
      <style:text-properties fo:font-variant="normal" fo:text-transform="none" fo:color="#000000" style:font-name="Trebuchet MS" fo:font-size="9.75pt" fo:letter-spacing="normal" fo:font-style="normal" fo:font-weight="normal"/>
    </style:style>
    <style:style style:name="P9" style:family="paragraph" style:parent-style-name="List_20_Contents" style:list-style-name="L2">
      <style:paragraph-properties fo:margin-left="1cm" fo:margin-right="0cm" fo:margin-top="0cm" fo:margin-bottom="0cm" fo:text-align="start" style:justify-single-word="false" fo:orphans="2" fo:widows="2" fo:text-indent="0cm" style:auto-text-indent="false" fo:padding="0cm" fo:border="none"/>
      <style:text-properties fo:font-variant="normal" fo:text-transform="none" fo:color="#000000" style:font-name="Trebuchet MS" fo:font-size="9.75pt" fo:letter-spacing="normal" fo:font-style="normal" fo:font-weight="normal"/>
    </style:style>
    <style:style style:name="P10" style:family="paragraph" style:parent-style-name="List_20_Contents" style:list-style-name="L2">
      <style:paragraph-properties fo:margin-left="1cm" fo:margin-right="0cm" fo:margin-top="0cm" fo:margin-bottom="0.499cm" fo:text-align="start" style:justify-single-word="false" fo:orphans="2" fo:widows="2" fo:text-indent="0cm" style:auto-text-indent="false" fo:padding="0cm" fo:border="none"/>
      <style:text-properties fo:font-variant="normal" fo:text-transform="none" fo:color="#000000" style:font-name="Trebuchet MS" fo:font-size="9.75pt" fo:letter-spacing="normal" fo:font-style="normal" fo:font-weight="normal"/>
    </style:style>
    <style:style style:name="P11" style:family="paragraph" style:parent-style-name="Table_20_Contents">
      <style:paragraph-properties fo:margin-left="0cm" fo:margin-right="0cm" fo:margin-top="0cm" fo:margin-bottom="0cm" style:line-height-at-least="0.635cm" fo:text-align="start" style:justify-single-word="false" fo:text-indent="0cm" style:auto-text-indent="false" fo:padding="0cm" fo:border="none"/>
      <style:text-properties fo:font-weight="bold"/>
    </style:style>
    <style:style style:name="P12"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fo:font-size="8pt"/>
    </style:style>
    <style:style style:name="P13" style:family="paragraph" style:parent-style-name="Table_20_Contents">
      <style:paragraph-properties fo:margin-left="0cm" fo:margin-right="0cm" fo:margin-top="0cm" fo:margin-bottom="0cm" fo:text-align="start" style:justify-single-word="false" fo:text-indent="0cm" style:auto-text-indent="false" fo:padding="0cm" fo:border="none"/>
    </style:style>
    <style:style style:name="P14" style:family="paragraph" style:parent-style-name="Preformatted_20_Text">
      <style:paragraph-properties fo:margin-left="0.265cm" fo:margin-right="0cm" fo:margin-top="0cm" fo:margin-bottom="0cm" fo:text-align="start" style:justify-single-word="false" fo:text-indent="0cm" style:auto-text-indent="false" fo:padding="0cm" fo:border="none"/>
      <style:text-properties style:font-name="Consolas"/>
    </style:style>
    <style:style style:name="P15" style:family="paragraph" style:parent-style-name="Preformatted_20_Text">
      <style:paragraph-properties fo:margin-left="0.265cm" fo:margin-right="0cm" fo:margin-top="0cm" fo:margin-bottom="0cm" fo:text-align="start" style:justify-single-word="false" fo:text-indent="0cm" style:auto-text-indent="false" fo:padding="0cm" fo:border="none"/>
      <style:text-properties style:font-name="Consolas" fo:font-size="8pt"/>
    </style:style>
    <style:style style:name="P16" style:family="paragraph" style:parent-style-name="Preformatted_20_Text">
      <style:paragraph-properties fo:margin-left="0.265cm" fo:margin-right="0cm" fo:margin-top="0cm" fo:margin-bottom="0cm" fo:text-align="start" style:justify-single-word="false" fo:text-indent="0cm" style:auto-text-indent="false" fo:padding="0cm" fo:border="none"/>
      <style:text-properties style:font-name="Consolas" fo:font-size="7pt"/>
    </style:style>
    <style:style style:name="P17" style:family="paragraph" style:parent-style-name="Preformatted_20_Text">
      <style:paragraph-properties fo:margin-left="0.265cm" fo:margin-right="0cm" fo:margin-top="0cm" fo:margin-bottom="0cm" fo:text-align="start" style:justify-single-word="false" fo:text-indent="0cm" style:auto-text-indent="false" fo:padding="0cm" fo:border="none"/>
    </style:style>
    <style:style style:name="P18" style:family="paragraph" style:parent-style-name="Preformatted_20_Text">
      <style:paragraph-properties fo:margin-left="0.265cm" fo:margin-right="0cm" fo:margin-top="0cm" fo:margin-bottom="0cm" fo:text-align="start" style:justify-single-word="false" fo:text-indent="0cm" style:auto-text-indent="false" fo:padding="0cm" fo:border="none"/>
      <style:text-properties fo:color="#8b0000" style:font-name="Consolas" fo:font-size="8pt" fo:font-weight="bold"/>
    </style:style>
    <style:style style:name="P19" style:family="paragraph" style:parent-style-name="Preformatted_20_Text">
      <style:paragraph-properties fo:margin-left="0.265cm" fo:margin-right="0cm" fo:margin-top="0cm" fo:margin-bottom="0cm" fo:text-align="start" style:justify-single-word="false" fo:text-indent="0cm" style:auto-text-indent="false" fo:padding="0cm" fo:border="none"/>
      <style:text-properties fo:color="#8b0000" style:font-name="Consolas" fo:font-weight="bold"/>
    </style:style>
    <style:style style:name="P20" style:family="paragraph" style:parent-style-name="Preformatted_20_Text">
      <style:paragraph-properties fo:margin-left="0.265cm" fo:margin-right="0cm" fo:margin-top="0cm" fo:margin-bottom="0cm" fo:text-align="start" style:justify-single-word="false" fo:text-indent="0cm" style:auto-text-indent="false" fo:padding="0cm" fo:border="none"/>
      <style:text-properties fo:color="#8b0000"/>
    </style:style>
    <style:style style:name="P21" style:family="paragraph" style:parent-style-name="Preformatted_20_Text">
      <style:paragraph-properties fo:margin-left="0.265cm" fo:margin-right="0cm" fo:margin-top="0cm" fo:margin-bottom="0cm" fo:text-align="start" style:justify-single-word="false" fo:text-indent="0cm" style:auto-text-indent="false" fo:padding-left="0.212cm" fo:padding-right="0.212cm" fo:padding-top="0.049cm" fo:padding-bottom="0.212cm" fo:border="0.002cm solid #c4c4c4"/>
      <style:text-properties style:font-name="Consolas"/>
    </style:style>
    <style:style style:name="P22" style:family="paragraph" style:parent-style-name="Preformatted_20_Text">
      <style:paragraph-properties fo:margin-left="0.265cm" fo:margin-right="0cm" fo:margin-top="0cm" fo:margin-bottom="0cm" fo:text-align="start" style:justify-single-word="false" fo:text-indent="0cm" style:auto-text-indent="false" fo:padding-left="0.212cm" fo:padding-right="0.212cm" fo:padding-top="0.049cm" fo:padding-bottom="0.212cm" fo:border="0.002cm solid #c4c4c4"/>
      <style:text-properties style:font-name="Consolas" fo:font-size="8pt"/>
    </style:style>
    <style:style style:name="P23" style:family="paragraph" style:parent-style-name="Preformatted_20_Text">
      <style:paragraph-properties fo:margin-left="0.265cm" fo:margin-right="0cm" fo:margin-top="0cm" fo:margin-bottom="0cm" fo:text-align="start" style:justify-single-word="false" fo:text-indent="0cm" style:auto-text-indent="false" fo:padding-left="0.212cm" fo:padding-right="0.212cm" fo:padding-top="0.049cm" fo:padding-bottom="0.212cm" fo:border="0.002cm solid #c4c4c4"/>
    </style:style>
    <style:style style:name="P24" style:family="paragraph" style:parent-style-name="Heading_20_2">
      <style:text-properties fo:font-variant="normal" fo:text-transform="none" fo:color="#000000" style:font-name="Trebuchet MS" fo:font-size="10.5pt" fo:letter-spacing="normal" fo:font-style="normal" fo:font-weight="bold"/>
    </style:style>
    <style:style style:name="P25" style:family="paragraph" style:parent-style-name="Heading_20_2">
      <style:paragraph-properties fo:margin-left="0cm" fo:margin-right="0cm" fo:text-align="start" style:justify-single-word="false" fo:orphans="2" fo:widows="2" fo:text-indent="0cm" style:auto-text-indent="false" fo:padding="0cm" fo:border="none"/>
      <style:text-properties fo:font-variant="normal" fo:text-transform="none" fo:color="#000000" style:font-name="Trebuchet MS" fo:font-size="10.5pt" fo:letter-spacing="normal" fo:font-style="normal" fo:font-weight="bold"/>
    </style:style>
    <style:style style:name="P26" style:family="paragraph" style:parent-style-name="Heading_20_3">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rebuchet MS" fo:font-size="9.75pt" fo:letter-spacing="normal" fo:font-style="normal" fo:font-weight="bold"/>
    </style:style>
    <style:style style:name="P27" style:family="paragraph" style:parent-style-name="Heading_20_3">
      <style:paragraph-properties fo:margin-left="0cm" fo:margin-right="0cm" fo:text-align="start" style:justify-single-word="false" fo:orphans="2" fo:widows="2" fo:text-indent="0cm" style:auto-text-indent="false" fo:padding="0cm" fo:border="none"/>
      <style:text-properties fo:font-variant="normal" fo:text-transform="none" fo:color="#000000" style:font-name="Trebuchet MS" fo:font-size="9.75pt" fo:letter-spacing="normal" fo:font-style="normal" fo:font-weight="bold"/>
    </style:style>
    <style:style style:name="P28" style:family="paragraph" style:parent-style-name="Heading_20_4">
      <style:paragraph-properties fo:margin-left="0cm" fo:margin-right="0cm" fo:text-align="start" style:justify-single-word="false" fo:orphans="2" fo:widows="2" fo:text-indent="0cm" style:auto-text-indent="false" fo:padding="0cm" fo:border="none"/>
      <style:text-properties fo:font-variant="normal" fo:text-transform="none" fo:color="#000000" style:font-name="Trebuchet MS" fo:font-size="8.25pt" fo:letter-spacing="normal" fo:font-style="normal" fo:font-weight="bold"/>
    </style:style>
    <style:style style:name="T1" style:family="text">
      <style:text-properties fo:font-style="italic"/>
    </style:style>
    <style:style style:name="T2" style:family="text">
      <style:text-properties fo:font-weight="bold"/>
    </style:style>
    <style:style style:name="T3" style:family="text">
      <style:text-properties fo:font-variant="normal" fo:text-transform="none" fo:color="#000000" style:font-name="Trebuchet MS" fo:font-size="9.75pt" fo:letter-spacing="normal" fo:font-style="normal" fo:font-weight="normal"/>
    </style:style>
    <style:style style:name="T4" style:family="text">
      <style:text-properties fo:font-variant="normal" fo:text-transform="none" fo:color="#ff4500" style:text-line-through-style="none" style:font-name="Trebuchet MS" fo:font-size="9.75pt" fo:letter-spacing="normal" fo:font-style="italic" style:text-underline-style="none" fo:font-weight="bold" style:text-blinking="false"/>
    </style:style>
    <style:style style:name="T5" style:family="text">
      <style:text-properties style:font-name="Consolas"/>
    </style:style>
    <style:style style:name="T6" style:family="text">
      <style:text-properties style:font-name="Consolas" fo:font-size="8pt"/>
    </style:style>
    <style:style style:name="T7" style:family="text">
      <style:text-properties style:font-name="Consolas" fo:font-size="8pt" fo:font-weight="bold"/>
    </style:style>
    <style:style style:name="T8" style:family="text">
      <style:text-properties style:font-name="Consolas" fo:font-weight="bold"/>
    </style:style>
    <style:style style:name="T9" style:family="text">
      <style:text-properties fo:font-size="8pt" style:font-size-asian="8pt" style:font-size-complex="8pt"/>
    </style:style>
    <style:style style:name="T10" style:family="text">
      <style:text-properties fo:color="#8b0000" fo:font-weight="bold"/>
    </style:style>
    <style:style style:name="T11" style:family="text">
      <style:text-properties fo:color="#8b0000" style:font-name="Consolas" fo:font-size="8pt" fo:font-weight="bold"/>
    </style:style>
    <style:style style:name="T12" style:family="text">
      <style:text-properties style:font-name="Courier New1" fo:font-size="8pt"/>
    </style:style>
    <style:style style:name="T13" style:family="text">
      <style:text-properties style:font-name="Courier New1" fo:font-size="7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2">Introducción.</text:h>
      <text:p text:style-name="P1">LVM es una implementación que consiste en un administrador de volúmenes lógicos para el núcleo de Linux. Fue originalmente escrito en 1998 por Heinz Mauelshagen, quien se basó sobre el administrador de volúmenes de Veritas, el cual solía ser utilizado en en sistemas HP-UX.</text:p>
      <text:p text:style-name="P1">Básicamente, LVM2 permite hacer lo siguiente:</text:p>
      <text:list xml:id="list6143168551553126760" text:style-name="L1">
        <text:list-item>
          <text:p text:style-name="P5">Cambio de tamaño de grupos de volúmenes.</text:p>
        </text:list-item>
        <text:list-item>
          <text:p text:style-name="P5">Cambio de tamaño de volúmenes lógicos.</text:p>
        </text:list-item>
        <text:list-item>
          <text:p text:style-name="P5">Instantáneas de lectura y escritura (a partir de LVM2).</text:p>
        </text:list-item>
        <text:list-item>
          <text:p text:style-name="P7">RAID0 de volúmenes lógicos.</text:p>
        </text:list-item>
      </text:list>
      <text:p text:style-name="P1">LVM carece de soporte para implementar RAID1 o RAID5, por lo que se recomienda configurar este tipo de arreglos por debajo de los volúmenes lógicos y disponer así de los beneficios de éstos.</text:p>
      <text:p text:style-name="P1">LVM se compone de tres partes:</text:p>
      <text:list xml:id="list2953460009794901697" text:style-name="L2">
        <text:list-item>
          <text:p text:style-name="P9">Volúmenes físicos (pv, <text:span text:style-name="T1">physical volume</text:span>). Son particiones en el disco duro, con la bandera 8e. Se pueden dividir en extensiones físicas (pe o physical extents).</text:p>
        </text:list-item>
        <text:list-item>
          <text:p text:style-name="P9">Volúmenes lógico (lv o <text:span text:style-name="T1">logical volume</text:span>). Se componen de volúmenes físicos. Se pueden dividir en extensiones lógicas (le, <text:span text:style-name="T1">logical extents</text:span>).</text:p>
        </text:list-item>
        <text:list-item>
          <text:p text:style-name="P10">Grupos de volúmenes (vg o <text:span text:style-name="T1">volume group</text:span>). Se componen de uno o más volúmenes lógicos utilizados y volúmenes físicos sin utilizar. Son unidades administrativas donde se agrupan los recursos.</text:p>
        </text:list-item>
      </text:list>
      <text:h text:style-name="P25" text:outline-level="2">Procedimientos más comunes.</text:h>
      <text:h text:style-name="P26" text:outline-level="3"><text:bookmark text:name="crecerlvm"/>Crecer un volumen lógico a partir de espacio libre en el grupo de volumen.</text:h>
      <text:p text:style-name="P2"><text:span text:style-name="T3"/></text:p>
      <text:p text:style-name="P3">Ejecute <text:span text:style-name="T2">df</text:span> con la opción <text:span text:style-name="T2">-h</text:span> y determine a cuál volumen lógico del sistema añadirá más espacio de almacenamiento.</text:p>
      <table:table table:name="Tabla1" table:style-name="Tabla1">
        <table:table-column table:style-name="Tabla1.A"/>
        <table:table-row>
          <table:table-cell table:style-name="Tabla1.A1" office:value-type="string">
            <text:p text:style-name="P21">df -h</text:p>
          </table:table-cell>
        </table:table-row>
      </table:table>
      <text:p text:style-name="P1">La salida puede ser similar a la siguiente:</text:p>
      <table:table table:name="Tabla2" table:style-name="Tabla2">
        <table:table-column table:style-name="Tabla2.A"/>
        <table:table-row>
          <table:table-cell table:style-name="Tabla2.A1" office:value-type="string">
            <text:p text:style-name="P22">Filesystem <text:s text:c="11"/>Size <text:s/>Used Avail Use% Mounted on</text:p>
            <text:p text:style-name="P22">/dev/mapper/vg_servidor-lv_root</text:p>
            <text:p text:style-name="P23"><text:s text:c="22"/><text:span text:style-name="T6">3,0G <text:s/>365M <text:s/>2,5G <text:s/>13% /</text:span></text:p>
            <text:p text:style-name="P22">tmpfs <text:s text:c="16"/>504M <text:s text:c="2"/>72K <text:s/>504M <text:s text:c="2"/>1% /dev/shm</text:p>
            <text:p text:style-name="P22">/dev/sda1 <text:s text:c="12"/>202M <text:s text:c="2"/>50M <text:s/>142M <text:s/>26% /boot</text:p>
            <text:p text:style-name="P22">/dev/mapper/vg_servidor-lv_home</text:p>
            <text:p text:style-name="P23"><text:s text:c="23"/><text:span text:style-name="T6">20G <text:s/>174M <text:s text:c="2"/>19G <text:s text:c="2"/>1% /home</text:span></text:p>
            <text:p text:style-name="P22">/dev/mapper/vg_servidor-lv_tmp</text:p>
            <text:p text:style-name="P23"><text:s text:c="22"/><text:span text:style-name="T6">5,0G <text:s/>139M <text:s/>4,6G <text:s text:c="2"/>3% /tmp</text:span></text:p>
            <text:p text:style-name="P22">/dev/mapper/vg_servidor-lv_usr</text:p>
            <text:p text:style-name="P23"><text:s text:c="22"/><text:span text:style-name="T6">9,9G <text:s/>3,0G <text:s/>6,5G <text:s/>32% /usr</text:span></text:p>
            <text:p text:style-name="P18">/dev/mapper/vg_servidor-lv_var</text:p>
            <text:p text:style-name="P20"><text:s text:c="23"/><text:span text:style-name="T7">20G <text:s/>314M <text:s text:c="2"/>19G <text:s text:c="2"/>2% /var</text:span></text:p>
            <text:p text:style-name="P22">/dev/mapper/vg_servidor-lv_varlib</text:p>
            <text:p text:style-name="P23"><text:s text:c="22"/><text:span text:style-name="T6">5,0G <text:s/>225M <text:s/>4,5G <text:s text:c="2"/>5% /var/lib</text:span></text:p>
            <text:p text:style-name="P22">/dev/mapper/vg_servidor-lv_varwww</text:p>
            <text:p text:style-name="P23"><text:s text:c="22"/><text:span text:style-name="T6">5,0G <text:s/>140M <text:s/>4,6G <text:s text:c="2"/>3% /var/www</text:span></text:p>
          </table:table-cell>
        </table:table-row>
      </table:table>
      <text:p text:style-name="P3">En el escenario hipotético de este documento se asumirá que se añadirá más espacio de almacenamiento a el volumen lógico correspondiente a <text:span text:style-name="T2">/var</text:span>.</text:p>
      <text:p text:style-name="P3">Ejecute <text:span text:style-name="T2">vgdisplay</text:span> para determinar la cantidad de espacio libre disponible en los grupos de volumen del sistema:</text:p>
      <table:table table:name="Tabla3" table:style-name="Tabla3">
        <table:table-column table:style-name="Tabla3.A"/>
        <table:table-row>
          <table:table-cell table:style-name="Tabla3.A1" office:value-type="string">
            <text:p text:style-name="P21">vgdisplay</text:p>
          </table:table-cell>
        </table:table-row>
      </table:table>
      <text:p text:style-name="P1">La salida será similar a la siguiente:</text:p>
      <table:table table:name="Tabla4" table:style-name="Tabla4">
        <table:table-column table:style-name="Tabla4.A"/>
        <table:table-row>
          <table:table-cell table:style-name="Tabla4.A1" office:value-type="string">
            <text:p text:style-name="P23"><text:s text:c="2"/><text:span text:style-name="T6">--- Volume group ---</text:span></text:p>
            <text:p text:style-name="P23"><text:s text:c="2"/><text:span text:style-name="T6">VG Name <text:s text:c="14"/>vg_servidor</text:span></text:p>
            <text:p text:style-name="P23"><text:soft-page-break/><text:s text:c="2"/><text:span text:style-name="T6">System ID <text:s text:c="12"/></text:span></text:p>
            <text:p text:style-name="P23"><text:s text:c="2"/><text:span text:style-name="T6">Format <text:s text:c="15"/>lvm2</text:span></text:p>
            <text:p text:style-name="P23"><text:s text:c="2"/><text:span text:style-name="T6">Metadata Areas <text:s text:c="7"/>1</text:span></text:p>
            <text:p text:style-name="P23"><text:s text:c="2"/><text:span text:style-name="T6">Metadata Sequence No <text:s/>9</text:span></text:p>
            <text:p text:style-name="P23"><text:s text:c="2"/><text:span text:style-name="T6">VG Access <text:s text:c="12"/>read/write</text:span></text:p>
            <text:p text:style-name="P23"><text:s text:c="2"/><text:span text:style-name="T6">VG Status <text:s text:c="12"/>resizable</text:span></text:p>
            <text:p text:style-name="P23"><text:s text:c="2"/><text:span text:style-name="T6">MAX LV <text:s text:c="15"/>0</text:span></text:p>
            <text:p text:style-name="P23"><text:s text:c="2"/><text:span text:style-name="T6">Cur LV <text:s text:c="15"/>8</text:span></text:p>
            <text:p text:style-name="P23"><text:s text:c="2"/><text:span text:style-name="T6">Open LV <text:s text:c="14"/>8</text:span></text:p>
            <text:p text:style-name="P23"><text:s text:c="2"/><text:span text:style-name="T6">Max PV <text:s text:c="15"/>0</text:span></text:p>
            <text:p text:style-name="P23"><text:s text:c="2"/><text:span text:style-name="T6">Cur PV <text:s text:c="15"/>1</text:span></text:p>
            <text:p text:style-name="P23"><text:s text:c="2"/><text:span text:style-name="T6">Act PV <text:s text:c="15"/>1</text:span></text:p>
            <text:p text:style-name="P23"><text:s text:c="2"/><text:span text:style-name="T6">VG Size <text:s text:c="14"/>79,79 GiB</text:span></text:p>
            <text:p text:style-name="P23"><text:s text:c="2"/><text:span text:style-name="T6">PE Size <text:s text:c="14"/>4,00 MiB</text:span></text:p>
            <text:p text:style-name="P23"><text:s text:c="2"/><text:span text:style-name="T6">Total PE <text:s text:c="13"/>20427</text:span></text:p>
            <text:p text:style-name="P23"><text:s text:c="2"/><text:span text:style-name="T6">Alloc PE / Size <text:s text:c="6"/>17920 / 70,00 GiB</text:span></text:p>
            <text:p text:style-name="P17"><text:s text:c="2"/><text:span text:style-name="T11">Free <text:s/>PE / Size <text:s text:c="6"/>2507 / 9,79 GiB</text:span></text:p>
            <text:p text:style-name="P23"><text:s text:c="2"/><text:span text:style-name="T6">VG UUID <text:s text:c="14"/>qF1ZD0-cuzw-SVHU-aKjK-GHEr-lpta-ft9VaQ</text:span></text:p>
          </table:table-cell>
        </table:table-row>
      </table:table>
      <text:p text:style-name="P1">En el escenario hipotético de este documento hay 9.79 GiB de espacio disponible, es decir están disponibles 2507 extensiones físicas de 4 MiB.</text:p>
      <text:p text:style-name="P3">Asumiendo el caso hipotético de este documento, ejecute <text:span text:style-name="T2">lvdisplay</text:span> con la ruta del volumen lógico como argumento:</text:p>
      <table:table table:name="Tabla5" table:style-name="Tabla5">
        <table:table-column table:style-name="Tabla5.A"/>
        <table:table-row>
          <table:table-cell table:style-name="Tabla5.A1" office:value-type="string">
            <text:p text:style-name="P21">lvdisplay /dev/mapper/vg_servidor-lv_var</text:p>
          </table:table-cell>
        </table:table-row>
      </table:table>
      <text:p text:style-name="P1">La salida sera similar a la siguiente:</text:p>
      <table:table table:name="Tabla6" table:style-name="Tabla6">
        <table:table-column table:style-name="Tabla6.A"/>
        <table:table-row>
          <table:table-cell table:style-name="Tabla6.A1" office:value-type="string">
            <text:p text:style-name="P23"><text:s text:c="2"/><text:span text:style-name="T6">--- Logical volume ---</text:span></text:p>
            <text:p text:style-name="P23"><text:s text:c="2"/><text:span text:style-name="T6">LV Path <text:s text:c="15"/>/dev/vg_servidor/lv_var</text:span></text:p>
            <text:p text:style-name="P23"><text:s text:c="2"/><text:span text:style-name="T6">LV Name <text:s text:c="15"/>lv_var</text:span></text:p>
            <text:p text:style-name="P23"><text:s text:c="2"/><text:span text:style-name="T6">VG Name <text:s text:c="15"/>vg_servidor</text:span></text:p>
            <text:p text:style-name="P23"><text:s text:c="2"/><text:span text:style-name="T6">LV UUID <text:s text:c="15"/>Vv2tdR-yXfv-gVl1-ioc7-eezS-mrlL-P4j9ND</text:span></text:p>
            <text:p text:style-name="P23"><text:s text:c="2"/><text:span text:style-name="T6">LV Write Access <text:s text:c="7"/>read/write</text:span></text:p>
            <text:p text:style-name="P23"><text:s text:c="2"/><text:span text:style-name="T6">LV Creation host, time localhost.localdomain, 2014-06-14 14:38:38 -0500</text:span></text:p>
            <text:p text:style-name="P23"><text:s text:c="2"/><text:span text:style-name="T6">LV Status <text:s text:c="13"/>available</text:span></text:p>
            <text:p text:style-name="P23"><text:s text:c="2"/><text:span text:style-name="T6"># open <text:s text:c="16"/>1</text:span></text:p>
            <text:p text:style-name="P17"><text:s text:c="2"/><text:span text:style-name="T11">LV Size <text:s text:c="15"/>20,00 GiB</text:span></text:p>
            <text:p text:style-name="P23"><text:s text:c="2"/><text:span text:style-name="T6">Current LE <text:s text:c="12"/>5120</text:span></text:p>
            <text:p text:style-name="P23"><text:s text:c="2"/><text:span text:style-name="T6">Segments <text:s text:c="14"/>1</text:span></text:p>
            <text:p text:style-name="P23"><text:s text:c="2"/><text:span text:style-name="T6">Allocation <text:s text:c="12"/>inherit</text:span></text:p>
            <text:p text:style-name="P23"><text:s text:c="2"/><text:span text:style-name="T6">Read ahead sectors <text:s text:c="4"/>auto</text:span></text:p>
            <text:p text:style-name="P23"><text:s text:c="2"/><text:span text:style-name="T6">- currently set to <text:s text:c="4"/>256</text:span></text:p>
            <text:p text:style-name="P23"><text:s text:c="2"/><text:span text:style-name="T6">Block device <text:s text:c="10"/>253:2</text:span></text:p>
          </table:table-cell>
        </table:table-row>
      </table:table>
      <text:p text:style-name="P1">En el escenario hipotético de este documento este volumen lógico tiene una capacidad de 20.00 GiB.</text:p>
      <text:p text:style-name="P3">Ejecute <text:span text:style-name="T2">lvextend</text:span> con la opción <text:span text:style-name="T2">-l</text:span> y <text:span text:style-name="T2">+100%FREE</text:span> como argumento —para solicitar se asigne el 100% de las extensiones físicas disponibles— y la ruta del volumen lógico como último argumento final:</text:p>
      <table:table table:name="Tabla7" table:style-name="Tabla7">
        <table:table-column table:style-name="Tabla7.A"/>
        <table:table-row>
          <table:table-cell table:style-name="Tabla7.A1" office:value-type="string">
            <text:p text:style-name="P21">lvextend -l +100%FREE /dev/mapper/vg_servidor-lv_var</text:p>
          </table:table-cell>
        </table:table-row>
      </table:table>
      <text:p text:style-name="P1">La salida será similar a la siguiente:</text:p>
      <table:table table:name="Tabla8" table:style-name="Tabla8">
        <table:table-column table:style-name="Tabla8.A"/>
        <table:table-row>
          <table:table-cell table:style-name="Tabla8.A1" office:value-type="string">
            <text:p text:style-name="P23"><text:s text:c="2"/><text:span text:style-name="T5">Extending logical volume lv_var to 29,79 GiB</text:span></text:p>
            <text:p text:style-name="P23"><text:s text:c="2"/><text:span text:style-name="T5">Logical volume lv_var successfully resized</text:span></text:p>
          </table:table-cell>
        </table:table-row>
      </table:table>
      <text:p text:style-name="P3">Vuelva a ejecutar <text:span text:style-name="T2">lvdisplay</text:span> con la ruta del volumen lógico como argumento:</text:p>
      <table:table table:name="Tabla9" table:style-name="Tabla9">
        <table:table-column table:style-name="Tabla9.A"/>
        <table:table-row>
          <table:table-cell table:style-name="Tabla9.A1" office:value-type="string">
            <text:p text:style-name="P21">lvdisplay /dev/mapper/vg_servidor-lv_var</text:p>
          </table:table-cell>
        </table:table-row>
      </table:table>
      <text:p text:style-name="P1">La salida será similar a la siguiente donde se puede ver el incremento en el tamaño del volumen lógico:</text:p>
      <table:table table:name="Tabla10" table:style-name="Tabla10">
        <table:table-column table:style-name="Tabla10.A"/>
        <table:table-row>
          <table:table-cell table:style-name="Tabla10.A1" office:value-type="string">
            <text:p text:style-name="P23"><text:s text:c="2"/><text:span text:style-name="T6">--- Logical volume ---</text:span></text:p>
            <text:p text:style-name="P23"><text:soft-page-break/><text:s text:c="2"/><text:span text:style-name="T6">LV Path <text:s text:c="15"/>/dev/vg_servidor/lv_var</text:span></text:p>
            <text:p text:style-name="P23"><text:s text:c="2"/><text:span text:style-name="T6">LV Name <text:s text:c="15"/>lv_var</text:span></text:p>
            <text:p text:style-name="P23"><text:s text:c="2"/><text:span text:style-name="T6">VG Name <text:s text:c="15"/>vg_servidor</text:span></text:p>
            <text:p text:style-name="P23"><text:s text:c="2"/><text:span text:style-name="T6">LV UUID <text:s text:c="15"/>Vv2tdR-yXfv-gVl1-ioc7-eezS-mrlL-P4j9ND</text:span></text:p>
            <text:p text:style-name="P23"><text:s text:c="2"/><text:span text:style-name="T6">LV Write Access <text:s text:c="7"/>read/write</text:span></text:p>
            <text:p text:style-name="P23"><text:s text:c="2"/><text:span text:style-name="T6">LV Creation host, time localhost.localdomain, 2014-06-14 14:38:38 -0500</text:span></text:p>
            <text:p text:style-name="P23"><text:s text:c="2"/><text:span text:style-name="T6">LV Status <text:s text:c="13"/>available</text:span></text:p>
            <text:p text:style-name="P23"><text:s text:c="2"/><text:span text:style-name="T6"># open <text:s text:c="16"/>1</text:span></text:p>
            <text:p text:style-name="P17"><text:s text:c="2"/><text:span text:style-name="T11">LV Size <text:s text:c="15"/>29,79 GiB</text:span></text:p>
            <text:p text:style-name="P23"><text:s text:c="2"/><text:span text:style-name="T6">Current LE <text:s text:c="12"/>7627</text:span></text:p>
            <text:p text:style-name="P23"><text:s text:c="2"/><text:span text:style-name="T6">Segments <text:s text:c="14"/>2</text:span></text:p>
            <text:p text:style-name="P23"><text:s text:c="2"/><text:span text:style-name="T6">Allocation <text:s text:c="12"/>inherit</text:span></text:p>
            <text:p text:style-name="P23"><text:s text:c="2"/><text:span text:style-name="T6">Read ahead sectors <text:s text:c="4"/>auto</text:span></text:p>
            <text:p text:style-name="P23"><text:s text:c="2"/><text:span text:style-name="T6">- currently set to <text:s text:c="4"/>256</text:span></text:p>
            <text:p text:style-name="P23"><text:s text:c="2"/><text:span text:style-name="T6">Block device <text:s text:c="10"/>253:2</text:span></text:p>
          </table:table-cell>
        </table:table-row>
      </table:table>
      <text:p text:style-name="P3">Si el volumen lógico utiliza formato xfs, haga crecer el sistema de archivos del volumen lógico ejecutando <text:span text:style-name="T2">xfs_growfs</text:span>con la ruta del volumen lógico como argumento:</text:p>
      <table:table table:name="Tabla11" table:style-name="Tabla11">
        <table:table-column table:style-name="Tabla11.A"/>
        <table:table-row>
          <table:table-cell table:style-name="Tabla11.A1" office:value-type="string">
            <text:p text:style-name="P21">xfs_growfs /dev/mapper/vg_servidor-lv_var</text:p>
          </table:table-cell>
        </table:table-row>
      </table:table>
      <text:p text:style-name="P1">La salida será similar a la siguiente:</text:p>
      <table:table table:name="Tabla12" table:style-name="Tabla12">
        <table:table-column table:style-name="Tabla12.A"/>
        <table:table-row>
          <table:table-cell table:style-name="Tabla12.A1" office:value-type="string">
            <text:p text:style-name="P17"/>
            <text:p text:style-name="P15">meta-data=/dev/mapper/vg_servidor-lv_var isize=256 <text:s text:c="3"/>agcount=4, agsize=3276800 blks</text:p>
            <text:p text:style-name="P17"><text:s text:c="9"/><text:span text:style-name="T6">= <text:s text:c="22"/>sectsz=512 <text:s text:c="2"/>attr=2, projid32bit=1</text:span></text:p>
            <text:p text:style-name="P17"><text:s text:c="9"/><text:span text:style-name="T6">= <text:s text:c="22"/>crc=0 <text:s text:c="7"/>finobt=0</text:span></text:p>
            <text:p text:style-name="P15">data <text:s text:c="4"/>= <text:s text:c="22"/>bsize=4096 <text:s text:c="2"/>blocks=13107200, imaxpct=25</text:p>
            <text:p text:style-name="P17"><text:s text:c="9"/><text:span text:style-name="T6">= <text:s text:c="22"/>sunit=0 <text:s text:c="5"/>swidth=0 blks</text:span></text:p>
            <text:p text:style-name="P15">naming <text:s text:c="2"/>=version 2 <text:s text:c="13"/>bsize=4096 <text:s text:c="2"/>ascii-ci=0 ftype=0</text:p>
            <text:p text:style-name="P15">log <text:s text:c="5"/>=internal <text:s text:c="14"/>bsize=4096 <text:s text:c="2"/>blocks=6400, version=2</text:p>
            <text:p text:style-name="P17"><text:s text:c="9"/><text:span text:style-name="T6">= <text:s text:c="22"/>sectsz=512 <text:s text:c="2"/>sunit=0 blks, lazy-count=1</text:span></text:p>
            <text:p text:style-name="P15">realtime =none <text:s text:c="18"/>extsz=4096 <text:s text:c="2"/>blocks=0, rtextents=0</text:p>
            <text:p text:style-name="P15">data blocks changed from 13107200 to 15728640</text:p>
          </table:table-cell>
        </table:table-row>
      </table:table>
      <text:p text:style-name="P3">Si el volumen lógico utiliza formato ext4, haga crecer el sistema de archivos del volumen lógico ejecutando <text:span text:style-name="T2">resize2fs</text:span>con la ruta del volumen lógico como argumento:</text:p>
      <table:table table:name="Tabla13" table:style-name="Tabla13">
        <table:table-column table:style-name="Tabla13.A"/>
        <table:table-row>
          <table:table-cell table:style-name="Tabla13.A1" office:value-type="string">
            <text:p text:style-name="P21">resize2fs /dev/mapper/vg_servidor-lv_var</text:p>
          </table:table-cell>
        </table:table-row>
      </table:table>
      <text:p text:style-name="P1">La salida será similar a la siguiente.</text:p>
      <table:table table:name="Tabla14" table:style-name="Tabla14">
        <table:table-column table:style-name="Tabla14.A"/>
        <table:table-row>
          <table:table-cell table:style-name="Tabla14.A1" office:value-type="string">
            <text:p text:style-name="P22">resize2fs 1.41.12 (17-May-2010)</text:p>
            <text:p text:style-name="P22">Filesystem at /dev/vg_servidor/lv_var is mounted on /var; on-line resizing required</text:p>
            <text:p text:style-name="P22">old desc_blocks = 2, new_desc_blocks = 2</text:p>
            <text:p text:style-name="P22">Performing an on-line resize of /dev/vg_servidor/lv_var to 7810048 (4k) blocks.</text:p>
            <text:p text:style-name="P22">El sistema de ficheros en /dev/vg_servidor/lv_var tiene ahora 7810048 bloques.</text:p>
          </table:table-cell>
        </table:table-row>
      </table:table>
      <text:p text:style-name="P3">Vuelva a ejecutar <text:span text:style-name="T2">df con la opción -h para confirmar el nuevo tamaño del volumen lógico modificado.</text:span></text:p>
      <table:table table:name="Tabla15" table:style-name="Tabla15">
        <table:table-column table:style-name="Tabla15.A"/>
        <table:table-row>
          <table:table-cell table:style-name="Tabla15.A1" office:value-type="string">
            <text:p text:style-name="P21">df -h</text:p>
          </table:table-cell>
        </table:table-row>
      </table:table>
      <text:p text:style-name="P1">La salida será similar a la siguiente y deberá mostrar una cantidad mayor de espacio de almacenamiento disponible comparada con la del estado inicial.</text:p>
      <table:table table:name="Tabla16" table:style-name="Tabla16">
        <table:table-column table:style-name="Tabla16.A"/>
        <table:table-row>
          <table:table-cell table:style-name="Tabla16.A1" office:value-type="string">
            <text:p text:style-name="P22">Filesystem <text:s text:c="11"/>Size <text:s/>Used Avail Use% Mounted on</text:p>
            <text:p text:style-name="P22">/dev/mapper/vg_servidor-lv_root</text:p>
            <text:p text:style-name="P23"><text:s text:c="22"/><text:span text:style-name="T6">3,0G <text:s/>365M <text:s/>2,5G <text:s/>13% /</text:span></text:p>
            <text:p text:style-name="P22">tmpfs <text:s text:c="16"/>504M <text:s text:c="2"/>72K <text:s/>504M <text:s text:c="2"/>1% /dev/shm</text:p>
            <text:p text:style-name="P22">/dev/sda1 <text:s text:c="12"/>202M <text:s text:c="2"/>50M <text:s/>142M <text:s/>26% /boot</text:p>
            <text:p text:style-name="P22">/dev/mapper/vg_servidor-lv_home</text:p>
            <text:p text:style-name="P23"><text:s text:c="23"/><text:span text:style-name="T6">20G <text:s/>174M <text:s text:c="2"/>19G <text:s text:c="2"/>1% /home</text:span></text:p>
            <text:p text:style-name="P22">/dev/mapper/vg_servidor-lv_tmp</text:p>
            <text:p text:style-name="P23"><text:s text:c="22"/><text:span text:style-name="T6">5,0G <text:s/>139M <text:s/>4,6G <text:s text:c="2"/>3% /tmp</text:span></text:p>
            <text:p text:style-name="P22">/dev/mapper/vg_servidor-lv_usr</text:p>
            <text:p text:style-name="P23"><text:s text:c="22"/><text:span text:style-name="T6">9,9G <text:s/>3,0G <text:s/>6,5G <text:s/>32% /usr</text:span></text:p>
            <text:p text:style-name="P18">/dev/mapper/vg_servidor-lv_var</text:p>
            <text:p text:style-name="P20"><text:s text:c="23"/><text:span text:style-name="T7">30G <text:s/>314M <text:s text:c="2"/>28G <text:s text:c="2"/>2% /var</text:span></text:p>
            <text:p text:style-name="P22">/dev/mapper/vg_servidor-lv_varlib</text:p>
            <text:p text:style-name="P23"><text:soft-page-break/><text:s text:c="22"/><text:span text:style-name="T6">5,0G <text:s/>225M <text:s/>4,5G <text:s text:c="2"/>5% /var/lib</text:span></text:p>
            <text:p text:style-name="P22">/dev/mapper/vg_servidor-lv_varwww</text:p>
            <text:p text:style-name="P23"><text:s text:c="22"/><text:span text:style-name="T6">5,0G <text:s/>140M <text:s/>4,6G <text:s text:c="2"/>3% /var/www</text:span></text:p>
          </table:table-cell>
        </table:table-row>
      </table:table>
      <text:p text:style-name="P1">Note que este procedimiento se realizó de manera segura son el sistema en funcionamiento y sin necesidad de desmontar el volumen lógico.</text:p>
      <text:h text:style-name="P27" text:outline-level="3">Crear un volumen lógico a partir de un disco duro nuevo.</text:h>
      <text:p text:style-name="P3">Ejecute <text:span text:style-name="T2">parted</text:span> para crear una nueva etiqueta en el disco duro nuevo.</text:p>
      <table:table table:name="Tabla17" table:style-name="Tabla17">
        <table:table-column table:style-name="Tabla17.A"/>
        <table:table-row>
          <table:table-cell table:style-name="Tabla17.A1" office:value-type="string">
            <text:p text:style-name="P21">parted /dev/sdb mklabel msdos</text:p>
          </table:table-cell>
        </table:table-row>
      </table:table>
      <text:p text:style-name="P3">Ejecute nuevamente <text:span text:style-name="T2">parted</text:span> para crear una partición primaria tipo ext4, que tendrá 10240 GB (inicio en 1, fin en 10240):</text:p>
      <table:table table:name="Tabla18" table:style-name="Tabla18">
        <table:table-column table:style-name="Tabla18.A"/>
        <table:table-row>
          <table:table-cell table:style-name="Tabla18.A1" office:value-type="string">
            <text:p text:style-name="P21">parted /dev/sdb mkpart primary ext4 1 10480</text:p>
          </table:table-cell>
        </table:table-row>
      </table:table>
      <text:p text:style-name="P1">Cambie el tipo de partición a LVM:</text:p>
      <table:table table:name="Tabla19" table:style-name="Tabla19">
        <table:table-column table:style-name="Tabla19.A"/>
        <table:table-row>
          <table:table-cell table:style-name="Tabla19.A1" office:value-type="string">
            <text:p text:style-name="P21">parted /dev/sdb set 1 lvm on</text:p>
          </table:table-cell>
        </table:table-row>
      </table:table>
      <text:p text:style-name="P1">Para visualizar la tabla de particiones y verificar que se ha creado una partición primaria de 10240 MB, tipo LVM, ejecute lo siguiente:</text:p>
      <table:table table:name="Tabla20" table:style-name="Tabla20">
        <table:table-column table:style-name="Tabla20.A"/>
        <table:table-row>
          <table:table-cell table:style-name="Tabla20.A1" office:value-type="string">
            <text:p text:style-name="P21">parted /dev/sdb print</text:p>
          </table:table-cell>
        </table:table-row>
      </table:table>
      <text:p text:style-name="P1">Lo anterior debe devolver una salida similar al al siguiente:</text:p>
      <table:table table:name="Tabla21" table:style-name="Tabla21">
        <table:table-column table:style-name="Tabla21.A"/>
        <table:table-row>
          <table:table-cell table:style-name="Tabla21.A1" office:value-type="string">
            <text:p text:style-name="P22">Model: ATA VBOX HARDDISK (scsi)</text:p>
            <text:p text:style-name="P22">Disk /dev/sdb: 21.5GB</text:p>
            <text:p text:style-name="P22">Sector size (logical/physical): 512B/512B</text:p>
            <text:p text:style-name="P22">Partition Table: msdos</text:p>
            <text:p text:style-name="P23"/>
            <text:p text:style-name="P22">Numero <text:s/>Inicio <text:s/>Fin <text:s text:c="4"/>Tamaño <text:s/>Typo <text:s text:c="4"/>Sistema de ficheros <text:s/>Banderas</text:p>
            <text:p text:style-name="P23"><text:s/><text:span text:style-name="T6">1 <text:s text:c="5"/>1049kB <text:s/>10.5GB <text:s/>10.5GB <text:s/>primary <text:s text:c="22"/>lvm</text:span></text:p>
          </table:table-cell>
        </table:table-row>
      </table:table>
      <text:p text:style-name="P3">Para presentar la nueva partición ante el núcleo del sistema, ejecute <text:span text:style-name="T2">partprobe</text:span> del siguiente modo:</text:p>
      <table:table table:name="Tabla22" table:style-name="Tabla22">
        <table:table-column table:style-name="Tabla22.A"/>
        <table:table-row>
          <table:table-cell table:style-name="Tabla22.A1" office:value-type="string">
            <text:p text:style-name="P21">partprobe /dev/sdb1</text:p>
          </table:table-cell>
        </table:table-row>
      </table:table>
      <table:table table:name="Tabla23" table:style-name="Tabla23">
        <table:table-column table:style-name="Tabla23.A"/>
        <table:table-row>
          <table:table-cell table:style-name="Tabla23.A1" office:value-type="string">
            <text:p text:style-name="P11">Nota.</text:p>
          </table:table-cell>
        </table:table-row>
        <table:table-row>
          <table:table-cell table:style-name="Tabla23.A2" office:value-type="string">
            <text:p text:style-name="P12">Si lo anterior falla, ejecute <text:span text:style-name="T2">hdaparm</text:span> del siguiente modo:</text:p>
            <table:table table:name="Tabla24" table:style-name="Tabla24">
              <table:table-column table:style-name="Tabla24.A"/>
              <table:table-row>
                <table:table-cell table:style-name="Tabla24.A1" office:value-type="string">
                  <text:p text:style-name="P15">hdparm -z /dev/sdb</text:p>
                </table:table-cell>
              </table:table-row>
            </table:table>
          </table:table-cell>
        </table:table-row>
      </table:table>
      <text:p text:style-name="P3">Para crear un volumen físico, ejecute <text:span text:style-name="T2">pvcreate</text:span> del siguiente modo:</text:p>
      <table:table table:name="Tabla25" table:style-name="Tabla25">
        <table:table-column table:style-name="Tabla25.A"/>
        <table:table-row>
          <table:table-cell table:style-name="Tabla25.A1" office:value-type="string">
            <text:p text:style-name="P21">pvcreate /dev/sdb1</text:p>
          </table:table-cell>
        </table:table-row>
      </table:table>
      <text:p text:style-name="P3">Ejecute <text:span text:style-name="T2">pvscan</text:span> para verificar el procedimiento anterior:</text:p>
      <table:table table:name="Tabla26" table:style-name="Tabla26">
        <table:table-column table:style-name="Tabla26.A"/>
        <table:table-row>
          <table:table-cell table:style-name="Tabla26.A1" office:value-type="string">
            <text:p text:style-name="P21">pvscan</text:p>
          </table:table-cell>
        </table:table-row>
      </table:table>
      <text:p text:style-name="P1">Lo anterior deberá devolver una salida similar a la siguiente:</text:p>
      <table:table table:name="Tabla27" table:style-name="Tabla27">
        <table:table-column table:style-name="Tabla27.A"/>
        <table:table-row>
          <table:table-cell table:style-name="Tabla27.A1" office:value-type="string">
            <text:p text:style-name="P23"><text:s text:c="2"/><text:span text:style-name="T6">PV /dev/sda2 <text:s text:c="2"/>VG VolGroup00 lvm2 [53.80 GiB / 0 <text:s text:c="3"/>free]</text:span></text:p>
            <text:p text:style-name="P23"><text:s text:c="2"/><text:span text:style-name="T6">PV /dev/sda3 <text:s text:c="2"/>VG VolGroup01 lvm2 [8.00 GiB / 0 <text:s text:c="3"/>free]</text:span></text:p>
            <text:p text:style-name="P20"><text:s text:c="2"/><text:span text:style-name="T7">PV /dev/sdb1 <text:s text:c="17"/>lvm2 [9.76 GiB]</text:span></text:p>
            <text:p text:style-name="P23"><text:s text:c="2"/><text:span text:style-name="T6">Total: 3 [71.55 GiB] / in use: 2 [61.79 GiB] / in no VG: 1 [9.76 GiB]</text:span></text:p>
          </table:table-cell>
        </table:table-row>
      </table:table>
      <text:p text:style-name="P3">Para crear el grupo de volúmenes denominado VolDatos, ejecute <text:span text:style-name="T2">vgcreate</text:span> del siguiente modo:</text:p>
      <table:table table:name="Tabla28" table:style-name="Tabla28">
        <table:table-column table:style-name="Tabla28.A"/>
        <table:table-row>
          <table:table-cell table:style-name="Tabla28.A1" office:value-type="string">
            <text:p text:style-name="P21">vgcreate VolDatos00 /dev/sdb1</text:p>
          </table:table-cell>
        </table:table-row>
      </table:table>
      <text:p text:style-name="P3">Ejecute <text:span text:style-name="T2">vgscan</text:span> para verificar el procedimiento anterior:</text:p>
      <table:table table:name="Tabla29" table:style-name="Tabla29">
        <table:table-column table:style-name="Tabla29.A"/>
        <table:table-row>
          <table:table-cell table:style-name="Tabla29.A1" office:value-type="string">
            <text:p text:style-name="P21">vgscan</text:p>
          </table:table-cell>
        </table:table-row>
      </table:table>
      <text:p text:style-name="P1">Lo anterior deberá devolver una salida similar a la siguiente:</text:p>
      <table:table table:name="Tabla30" table:style-name="Tabla30">
        <table:table-column table:style-name="Tabla30.A"/>
        <text:soft-page-break/>
        <table:table-row>
          <table:table-cell table:style-name="Tabla30.A1" office:value-type="string">
            <text:p text:style-name="P23"><text:s text:c="2"/><text:span text:style-name="T5">Reading all physical volumes. <text:s/>This may take a while...</text:span></text:p>
            <text:p text:style-name="P20"><text:s text:c="2"/><text:span text:style-name="T8">Found volume group "VolDatos00" using metadata type lvm2</text:span></text:p>
            <text:p text:style-name="P23"><text:s text:c="2"/><text:span text:style-name="T5">Found volume group "VolGroup00" using metadata type lvm2</text:span></text:p>
            <text:p text:style-name="P23"><text:s text:c="2"/><text:span text:style-name="T5">Found volume group "VolGroup01" using metadata type lvm2</text:span></text:p>
          </table:table-cell>
        </table:table-row>
      </table:table>
      <text:p text:style-name="P3">Para crear un volumen lógico, denominado Datos00, perteneciente al grupo de volúmenes denominado VolDatos, asignando el 100% de las extensiones lógicas libres, ejecute <text:span text:style-name="T2">lvcreate</text:span> del siguiente modo:</text:p>
      <table:table table:name="Tabla31" table:style-name="Tabla31">
        <table:table-column table:style-name="Tabla31.A"/>
        <table:table-row>
          <table:table-cell table:style-name="Tabla31.A1" office:value-type="string">
            <text:p text:style-name="P21">lvcreate -l 100%FREE VolDatos00 -n Datos00</text:p>
          </table:table-cell>
        </table:table-row>
      </table:table>
      <text:p text:style-name="P3">Ejecute <text:span text:style-name="T2">lvscan</text:span> para verificar el procedimiento anterior:</text:p>
      <table:table table:name="Tabla32" table:style-name="Tabla32">
        <table:table-column table:style-name="Tabla32.A"/>
        <table:table-row>
          <table:table-cell table:style-name="Tabla32.A1" office:value-type="string">
            <text:p text:style-name="P21">lvscan</text:p>
          </table:table-cell>
        </table:table-row>
      </table:table>
      <text:p text:style-name="P1">Lo anterior deberá devolver una salida similar a la siguiente:</text:p>
      <table:table table:name="Tabla33" table:style-name="Tabla33">
        <table:table-column table:style-name="Tabla33.A"/>
        <table:table-row>
          <table:table-cell table:style-name="Tabla33.A1" office:value-type="string">
            <text:p text:style-name="P20"><text:s text:c="2"/><text:span text:style-name="T8">ACTIVE <text:s text:c="11"/>'/dev/VolDatos00/Datos00' [9.76 GiB] inherit</text:span></text:p>
            <text:p text:style-name="P23"><text:s text:c="2"/><text:span text:style-name="T5">ACTIVE <text:s text:c="11"/>'/dev/LogVol00/LogVol01' [53.80 GiB] inherit</text:span></text:p>
            <text:p text:style-name="P23"><text:s text:c="2"/><text:span text:style-name="T5">ACTIVE <text:s text:c="11"/>'/dev/LogVol01/LogVol00' [8.00 GiB] inherit</text:span></text:p>
          </table:table-cell>
        </table:table-row>
      </table:table>
      <text:p text:style-name="P1">Si utiliza formato Xfs, ejecute mkfs.xfs con la ruta del volumen lógico como argumento para dar formato al nuevo volumen lógico:</text:p>
      <table:table table:name="Tabla34" table:style-name="Tabla34">
        <table:table-column table:style-name="Tabla34.A"/>
        <table:table-row>
          <table:table-cell table:style-name="Tabla34.A1" office:value-type="string">
            <text:p text:style-name="P21">mkfs.xfs /dev/VolDatos00/Datos00</text:p>
          </table:table-cell>
        </table:table-row>
      </table:table>
      <text:p text:style-name="P1">Si prefiere utilizar formato Ext4, ejecute mkfs.ext4 con la ruta del volumen lógico como argumento para dar formato al nuevo volumen lógico:</text:p>
      <table:table table:name="Tabla35" table:style-name="Tabla35">
        <table:table-column table:style-name="Tabla35.A"/>
        <table:table-row>
          <table:table-cell table:style-name="Tabla35.A1" office:value-type="string">
            <text:p text:style-name="P21">mkfs.ext4 /dev/VolDatos00/Datos00</text:p>
          </table:table-cell>
        </table:table-row>
      </table:table>
      <text:p text:style-name="P3">Ejecute <text:span text:style-name="T2">mkdir</text:span> para crear el punto de montaje /datos:</text:p>
      <table:table table:name="Tabla36" table:style-name="Tabla36">
        <table:table-column table:style-name="Tabla36.A"/>
        <table:table-row>
          <table:table-cell table:style-name="Tabla36.A1" office:value-type="string">
            <text:p text:style-name="P21">mkdir /datos</text:p>
          </table:table-cell>
        </table:table-row>
      </table:table>
      <text:p text:style-name="P1">Para montar el volumen lógico en el directorio /datos, ejecute lo siguiente:</text:p>
      <table:table table:name="Tabla37" table:style-name="Tabla37">
        <table:table-column table:style-name="Tabla37.A"/>
        <table:table-row>
          <table:table-cell table:style-name="Tabla37.A1" office:value-type="string">
            <text:p text:style-name="P21">mount /dev/VolDatos00/Datos00 /datos</text:p>
          </table:table-cell>
        </table:table-row>
      </table:table>
      <text:p text:style-name="P3">Ejecute <text:span text:style-name="T2">df</text:span> para verificar el procedimiento anterior:</text:p>
      <table:table table:name="Tabla38" table:style-name="Tabla38">
        <table:table-column table:style-name="Tabla38.A"/>
        <table:table-row>
          <table:table-cell table:style-name="Tabla38.A1" office:value-type="string">
            <text:p text:style-name="P21">df</text:p>
          </table:table-cell>
        </table:table-row>
      </table:table>
      <text:p text:style-name="P1">Lo anterior deberá devolver una salida similar a la siguiente:</text:p>
      <table:table table:name="Tabla39" table:style-name="Tabla39">
        <table:table-column table:style-name="Tabla39.A"/>
        <table:table-row>
          <table:table-cell table:style-name="Tabla39.A1" office:value-type="string">
            <text:p text:style-name="P21">S.ficheros <text:s text:c="8"/>Bloques de 1K <text:s text:c="2"/>Usado <text:s text:c="3"/>Dispon Uso% Montado en</text:p>
            <text:p text:style-name="P21">/dev/mapper/VolGroup00-LogVol00</text:p>
            <text:p text:style-name="P23"><text:s text:c="22"/><text:span text:style-name="T5">26351440 <text:s text:c="3"/>221008 <text:s/>26130432 <text:s text:c="2"/>1% /</text:span></text:p>
            <text:p text:style-name="P21">tmpfs <text:s text:c="18"/>319096 <text:s text:c="7"/>88 <text:s text:c="3"/>319008 <text:s text:c="2"/>1% /dev/shm</text:p>
            <text:p text:style-name="P21">/dev/sda1 <text:s text:c="14"/>198337 <text:s text:c="4"/>24376 <text:s text:c="3"/>163721 <text:s/>13% /boot</text:p>
            <text:p text:style-name="P21">/</text:p>
            <text:p text:style-name="P19">/dev/mapper/VolDatos00-Datos00</text:p>
            <text:p text:style-name="P20"><text:s text:c="22"/><text:span text:style-name="T8">10071208 <text:s text:c="3"/>153560 <text:s text:c="2"/>9406060 <text:s text:c="2"/>2% /datos</text:span></text:p>
          </table:table-cell>
        </table:table-row>
      </table:table>
      <text:p text:style-name="P1">Para que el volumen lógico se monte automáticamente al iniciar el sistema, edite el archivo /etc/fstab:</text:p>
      <table:table table:name="Tabla40" table:style-name="Tabla40">
        <table:table-column table:style-name="Tabla40.A"/>
        <table:table-row>
          <table:table-cell table:style-name="Tabla40.A1" office:value-type="string">
            <text:p text:style-name="P21">vim /etc/fstab</text:p>
          </table:table-cell>
        </table:table-row>
      </table:table>
      <text:p text:style-name="P1">Añada el siguiente contenido si utiliza formato Xfs:</text:p>
      <table:table table:name="Tabla41" table:style-name="Tabla41">
        <table:table-column table:style-name="Tabla41.A"/>
        <table:table-row>
          <table:table-cell table:style-name="Tabla41.A1" office:value-type="string">
            <text:p text:style-name="P22">/dev/mapper/VolDatos00-Datos00 <text:s text:c="2"/>/datos <text:s text:c="2"/>xfs <text:s text:c="2"/>defaults <text:s text:c="2"/>1 2</text:p>
          </table:table-cell>
        </table:table-row>
      </table:table>
      <text:p text:style-name="P1">Añada el siguiente contenido si utiliza formato Ext4:</text:p>
      <table:table table:name="Tabla42" table:style-name="Tabla42">
        <table:table-column table:style-name="Tabla42.A"/>
        <table:table-row>
          <table:table-cell table:style-name="Tabla42.A1" office:value-type="string">
            <text:p text:style-name="P22">/dev/mapper/VolDatos00-Datos00 <text:s text:c="2"/>/datos <text:s text:c="2"/>ext4 <text:s text:c="2"/>defaults <text:s text:c="2"/>1 2</text:p>
          </table:table-cell>
        </table:table-row>
      </table:table>
      <text:p text:style-name="P1">Desmonte y monte de nuevo el volumen lógico para verificar que todo trabaje correctamente.</text:p>
      <table:table table:name="Tabla43" table:style-name="Tabla43">
        <table:table-column table:style-name="Tabla43.A"/>
        <text:soft-page-break/>
        <table:table-row>
          <table:table-cell table:style-name="Tabla43.A1" office:value-type="string">
            <text:p text:style-name="P21">umount /datos</text:p>
            <text:p text:style-name="P21">mount /datos</text:p>
          </table:table-cell>
        </table:table-row>
      </table:table>
      <text:h text:style-name="P28" text:outline-level="4">Mover contenidos desde un volumen físico a otro en un nuevo disco duro.</text:h>
      <text:p text:style-name="P3">Asumiendo que se ha realizado todo el procedimiento anterior y que el contenido actual del volumen lógico es menor al tamaño del nuevo volumen físico añadido al volumen lógico, ejecute <text:span text:style-name="T2">pvmove</text:span> para mover el contenido de un volumen físico a otro utilizndo como argumentos los nombres de los dispositivos a utilizar.</text:p>
      <table:table table:name="Tabla44" table:style-name="Tabla44">
        <table:table-column table:style-name="Tabla44.A"/>
        <table:table-row>
          <table:table-cell table:style-name="Tabla44.A1" office:value-type="string">
            <text:p text:style-name="P21">pvmove /dev/sda1 /dev/sdb1</text:p>
          </table:table-cell>
        </table:table-row>
      </table:table>
      <text:p text:style-name="P1">Una vez terminado el movimiento, asumiendo que el tamaño del volumen físico en /dev/sdb1, es igual o mayor al del volumen físico en /dev/sda1, sólo resta eliminar /dev/sda1 del volumen lógico.</text:p>
      <table:table table:name="Tabla45" table:style-name="Tabla45">
        <table:table-column table:style-name="Tabla45.A"/>
        <table:table-row>
          <table:table-cell table:style-name="Tabla45.A1" office:value-type="string">
            <text:p text:style-name="P21">vgreduce VolGroup00 /dev/sda1</text:p>
          </table:table-cell>
        </table:table-row>
      </table:table>
      <text:h text:style-name="P27" text:outline-level="3">Añadir un volumen físico a un volumen lógico existente, a partir de espacio libre sin particionar en un disco duro.</text:h>
      <text:p text:style-name="P1">Se asume un escenario donde:</text:p>
      <text:list xml:id="list9118281314663104972" text:style-name="L3">
        <text:list-item>
          <text:p text:style-name="P6">Se utilizará el mismo disco duro del procedimiento anterior y que corresponde al dispositivo /dev/sdb</text:p>
        </text:list-item>
        <text:list-item>
          <text:p text:style-name="P6">El grupo de LVM al cual se añadirá el disco es VolGroup00</text:p>
        </text:list-item>
        <text:list-item>
          <text:p text:style-name="P8">Que el volumen lógico que se hará crecer con un nuevo volumen físicos, será LogVol00.</text:p>
        </text:list-item>
      </text:list>
      <text:p text:style-name="P3">Determine el espacio disponible del disco duro, ejecutando <text:span text:style-name="T2">parted</text:span> del siguiente modo:</text:p>
      <table:table table:name="Tabla46" table:style-name="Tabla46">
        <table:table-column table:style-name="Tabla46.A"/>
        <table:table-row>
          <table:table-cell table:style-name="Tabla46.A1" office:value-type="string">
            <text:p text:style-name="P21">parted /dev/sdb unit MB print free</text:p>
          </table:table-cell>
        </table:table-row>
      </table:table>
      <text:p text:style-name="P1">Determine en qué MB comienza el espacio libre.</text:p>
      <text:p text:style-name="P3">Para crear una nueva partición de aproximadamente 5120 MB, ejecute <text:span text:style-name="T2">parted</text:span> del siguiente modo:</text:p>
      <table:table table:name="Tabla47" table:style-name="Tabla47">
        <table:table-column table:style-name="Tabla47.A"/>
        <table:table-row>
          <table:table-cell table:style-name="Tabla47.A1" office:value-type="string">
            <text:p text:style-name="P21">parted /dev/sdb mkpart primary ext4 10481 15600</text:p>
          </table:table-cell>
        </table:table-row>
      </table:table>
      <text:p text:style-name="P4"/>
      <table:table table:name="Tabla48" table:style-name="Tabla48">
        <table:table-column table:style-name="Tabla48.A"/>
        <table:table-row>
          <table:table-cell table:style-name="Tabla48.A1" office:value-type="string">
            <text:p text:style-name="P11">Nota.</text:p>
          </table:table-cell>
        </table:table-row>
        <table:table-row>
          <table:table-cell table:style-name="Tabla48.A2" office:value-type="string">
            <text:p text:style-name="P12">Es posible que el sistema devuelva una advertencia que indica que se necesita reiniciar para que el núcleo de Linux pueda leer la nueva tabla de particiones:</text:p>
            <text:p text:style-name="P13"><text:span text:style-name="Source_20_Text"><text:span text:style-name="T12">Aviso: WARNING: the kernel failed to re-read the partition table on /dev/sdb (Dispositivo o recurso ocupado). As a result, it may not reflect all of your changes until after reboot.</text:span></text:span></text:p>
            <text:p text:style-name="P12">Ignore la advertencia y continúe trabajando. De ser necesario, reinicie el sistema más adelante o bien ejecute <text:span text:style-name="T2">partprobe</text:span> del siguiente modo:</text:p>
            <table:table table:name="Tabla49" table:style-name="Tabla49">
              <table:table-column table:style-name="Tabla49.A"/>
              <table:table-row>
                <table:table-cell table:style-name="Tabla49.A1" office:value-type="string">
                  <text:p text:style-name="P22">partprobe /dev/sdb2</text:p>
                </table:table-cell>
              </table:table-row>
            </table:table>
            <text:p text:style-name="P12">Si lo anterior falla, ejecute <text:span text:style-name="T2">hdaparm</text:span> del siguiente modo:</text:p>
            <table:table table:name="Tabla50" table:style-name="Tabla50">
              <table:table-column table:style-name="Tabla50.A"/>
              <table:table-row>
                <table:table-cell table:style-name="Tabla50.A1" office:value-type="string">
                  <text:p text:style-name="P15">hdparm -z /dev/sdb</text:p>
                </table:table-cell>
              </table:table-row>
            </table:table>
          </table:table-cell>
        </table:table-row>
      </table:table>
      <text:p text:style-name="P1">Cambie el tipo de partición a LVM:</text:p>
      <table:table table:name="Tabla51" table:style-name="Tabla51">
        <table:table-column table:style-name="Tabla51.A"/>
        <table:table-row>
          <table:table-cell table:style-name="Tabla51.A1" office:value-type="string">
            <text:p text:style-name="P21">parted /dev/sdb set 2 lvm on</text:p>
          </table:table-cell>
        </table:table-row>
      </table:table>
      <text:p text:style-name="P1">Para visualizar la tabla de particiones y verificar que se ha creado una partición primaria de 5120 MB, tipo LVM, ejecute lo siguiente:</text:p>
      <table:table table:name="Tabla52" table:style-name="Tabla52">
        <table:table-column table:style-name="Tabla52.A"/>
        <table:table-row>
          <table:table-cell table:style-name="Tabla52.A1" office:value-type="string">
            <text:p text:style-name="P21">parted /dev/sdb print</text:p>
          </table:table-cell>
        </table:table-row>
      </table:table>
      <text:p text:style-name="P1">Lo anterior deberá devolver una salida similar a la siguiente:</text:p>
      <table:table table:name="Tabla53" table:style-name="Tabla53">
        <table:table-column table:style-name="Tabla53.A"/>
        <table:table-row>
          <table:table-cell table:style-name="Tabla53.A1" office:value-type="string">
            <text:p text:style-name="P22">Model: ATA VBOX HARDDISK (scsi)</text:p>
            <text:p text:style-name="P22">Disk /dev/sdb: 21.5GB</text:p>
            <text:p text:style-name="P22">Sector size (logical/physical): 512B/512B</text:p>
            <text:p text:style-name="P22">Partition Table: msdos</text:p>
            <text:p text:style-name="P23"/>
            <text:p text:style-name="P22">Numero <text:s/>Inicio <text:s/>Fin <text:s text:c="4"/>Tamaño <text:s/>Typo <text:s text:c="4"/>Sistema de ficheros <text:s/>Banderas</text:p>
            <text:p text:style-name="P23"><text:soft-page-break/><text:s/><text:span text:style-name="T6">1 <text:s text:c="5"/>1049kB <text:s/>10.5GB <text:s/>10.5GB <text:s/>primary <text:s text:c="22"/>lvm</text:span></text:p>
            <text:p text:style-name="P23"><text:s/><text:span text:style-name="T6">2 <text:s text:c="5"/>10.5GB <text:s/>15.6GB <text:s/>5119MB <text:s/>primary <text:s text:c="22"/>lvm</text:span></text:p>
          </table:table-cell>
        </table:table-row>
      </table:table>
      <text:p text:style-name="P3">Para crear un volumen físico, ejecute <text:span text:style-name="T2">pvcreate</text:span> del siguiente modo:</text:p>
      <table:table table:name="Tabla54" table:style-name="Tabla54">
        <table:table-column table:style-name="Tabla54.A"/>
        <table:table-row>
          <table:table-cell table:style-name="Tabla54.A1" office:value-type="string">
            <text:p text:style-name="P21">pvcreate /dev/sdb2</text:p>
          </table:table-cell>
        </table:table-row>
      </table:table>
      <text:p text:style-name="P3">Ejecute <text:span text:style-name="T2">pvscan</text:span> para verificar el procedimiento anterior:</text:p>
      <table:table table:name="Tabla55" table:style-name="Tabla55">
        <table:table-column table:style-name="Tabla55.A"/>
        <table:table-row>
          <table:table-cell table:style-name="Tabla55.A1" office:value-type="string">
            <text:p text:style-name="P21">pvscan</text:p>
          </table:table-cell>
        </table:table-row>
      </table:table>
      <text:p text:style-name="P1">Lo anterior deberá devolver una salida similar a la siguiente:</text:p>
      <table:table table:name="Tabla56" table:style-name="Tabla56">
        <table:table-column table:style-name="Tabla56.A"/>
        <table:table-row>
          <table:table-cell table:style-name="Tabla56.A1" office:value-type="string">
            <text:p text:style-name="P23"><text:s text:c="2"/><text:span text:style-name="T6">PV /dev/sda2 <text:s text:c="2"/>VG VolGroup00 lvm2 [53.80 GiB / 0 <text:s text:c="3"/>free]</text:span></text:p>
            <text:p text:style-name="P23"><text:s text:c="2"/><text:span text:style-name="T6">PV /dev/sda3 <text:s text:c="2"/>VG VolGroup01 lvm2 [8.00 GiB / 0 <text:s text:c="3"/>free]</text:span></text:p>
            <text:p text:style-name="P23"><text:s text:c="2"/><text:span text:style-name="T6">PV /dev/sdb2 <text:s text:c="16"/>lvm2 [4.77 GiB]</text:span></text:p>
            <text:p text:style-name="P23"><text:s text:c="2"/><text:span text:style-name="T6">Total: 4 [76.32 GiB] / in use: 3 [71.55 GiB] / in no VG: 1 [4.77 GiB]</text:span></text:p>
          </table:table-cell>
        </table:table-row>
      </table:table>
      <text:p text:style-name="P1">Para añadir este volumen físico, que corresponde a la partición /dev/sdb2, al grupo de volúmenes denominado VolGroup00, ejecute vgextend del siguiente modo:</text:p>
      <table:table table:name="Tabla57" table:style-name="Tabla57">
        <table:table-column table:style-name="Tabla57.A"/>
        <table:table-row>
          <table:table-cell table:style-name="Tabla57.A1" office:value-type="string">
            <text:p text:style-name="P21">vgextend VolGroup00 /dev/sdb2</text:p>
          </table:table-cell>
        </table:table-row>
      </table:table>
      <text:p text:style-name="P1">Lo anterior debe devolver una salida similar a la siguiente:</text:p>
      <table:table table:name="Tabla58" table:style-name="Tabla58">
        <table:table-column table:style-name="Tabla58.A"/>
        <table:table-row>
          <table:table-cell table:style-name="Tabla58.A1" office:value-type="string">
            <text:p text:style-name="P23"><text:s text:c="2"/><text:span text:style-name="T5">Volume group "VolGroup00" successfully extended</text:span></text:p>
          </table:table-cell>
        </table:table-row>
      </table:table>
      <text:p text:style-name="P1">Para asignar el 100% nuevo espacio libre disponible, provisto por el nuevo volumen físico añadido al grupo de volúmenes denominado VolGroup00, al volumen lógico LogVol00, ejecute lvextend del siguiente modo:</text:p>
      <table:table table:name="Tabla59" table:style-name="Tabla59">
        <table:table-column table:style-name="Tabla59.A"/>
        <table:table-row>
          <table:table-cell table:style-name="Tabla59.A1" office:value-type="string">
            <text:p text:style-name="P21">lvextend -l +100%FREE /dev/VolGroup00/LogVol00</text:p>
          </table:table-cell>
        </table:table-row>
      </table:table>
      <text:p text:style-name="P1">Lo anterior debe devolver una salida similar a la siguiente:</text:p>
      <table:table table:name="Tabla60" table:style-name="Tabla60">
        <table:table-column table:style-name="Tabla60.A"/>
        <table:table-row>
          <table:table-cell table:style-name="Tabla60.A1" office:value-type="string">
            <text:p text:style-name="P23"><text:s text:c="2"/><text:span text:style-name="T5">Extending logical volume LogVol00 to 31.66 GiB</text:span></text:p>
            <text:p text:style-name="P23"><text:s text:c="2"/><text:span text:style-name="T5">Logical volume LogVol00 successfully resized</text:span></text:p>
          </table:table-cell>
        </table:table-row>
      </table:table>
      <text:p text:style-name="P1">Para cambia el tamaño del sistema de archivos y que éste utiliza el nuevo espacio libre recién asignado al volumen lógico, ejecute resize2fs del siguiente modo:</text:p>
      <table:table table:name="Tabla61" table:style-name="Tabla61">
        <table:table-column table:style-name="Tabla61.A"/>
        <table:table-row>
          <table:table-cell table:style-name="Tabla61.A1" office:value-type="string">
            <text:p text:style-name="P21">resize2fs /dev/VolGroup00/LogVol00</text:p>
          </table:table-cell>
        </table:table-row>
      </table:table>
      <text:p text:style-name="P1">Lo anterior debe devolver una salida similar a la siguiente:</text:p>
      <table:table table:name="Tabla62" table:style-name="Tabla62">
        <table:table-column table:style-name="Tabla62.A"/>
        <table:table-row>
          <table:table-cell table:style-name="Tabla62.A1" office:value-type="string">
            <text:p text:style-name="P13"><text:span text:style-name="Source_20_Text"><text:span text:style-name="T13">resize2fs 1.41.12 (17-May-2010)<text:line-break/>Filesystem at /dev/Datos/LogVol00 is mounted on /home; on-line resizing required<text:line-break/>old desc_blocks = 2, new_desc_blocks = 2<text:line-break/>Performing an on-line resize of /dev/Datos/LogVol00 to 8300544 (4k) blocks.<text:line-break/>El sistema de ficheros en /dev/VolGroup00/LogVol00 tiene ahora 8300544 bloques.</text:span></text:span></text:p>
          </table:table-cell>
        </table:table-row>
      </table:table>
      <text:p text:style-name="P3">Ejecute <text:span text:style-name="T2">df</text:span> con la opción <text:span text:style-name="T2">-h</text:span> para ver el nuevo tamaño de del sistema de archivos alojado en /dev/VolGroup00/LogVol00:</text:p>
      <table:table table:name="Tabla63" table:style-name="Tabla63">
        <table:table-column table:style-name="Tabla63.A"/>
        <table:table-row>
          <table:table-cell table:style-name="Tabla63.A1" office:value-type="string">
            <text:p text:style-name="P21">df -h</text:p>
          </table:table-cell>
        </table:table-row>
      </table:table>
      <text:p text:style-name="P1">Lo anterior debe devolver una salida similar a la siguiente:</text:p>
      <table:table table:name="Tabla64" table:style-name="Tabla64">
        <table:table-column table:style-name="Tabla64.A"/>
        <table:table-row>
          <table:table-cell table:style-name="Tabla64.A1" office:value-type="string">
            <text:p text:style-name="P21">S.ficheros <text:s text:c="11"/>Size <text:s/>Used Avail Use% Montado en</text:p>
            <text:p text:style-name="P21">/dev/mapper/VolGroup00-LogVol00</text:p>
            <text:p text:style-name="P23"><text:s text:c="23"/><text:span text:style-name="T5">32G <text:s/>216M <text:s text:c="2"/>30G <text:s text:c="2"/>1% /</text:span></text:p>
            <text:p text:style-name="P21">/dev/sda1 <text:s text:c="12"/>194M <text:s text:c="2"/>24M <text:s/>160M <text:s/>13% /boot</text:p>
            <text:p text:style-name="P21">/dev/mapper/VolDatos00-Datos00</text:p>
            <text:p text:style-name="P23"><text:s text:c="22"/><text:span text:style-name="T5">9.7G <text:s/>229M <text:s/>8.9G <text:s text:c="2"/>3% /datos</text:span></text:p>
          </table:table-cell>
        </table:table-row>
      </table:table>
      <text:h text:style-name="P27" text:outline-level="3">Quitar una unidad física a un volumen lógico.</text:h>
      <text:p text:style-name="P1">Este procedimiento sólo es posible hacerlo si se utiliza Ext4 como formato. El formato Xfs carece de soporte para reducir tamaño del sistema de archivos. Si decide hacerlo, usted tendría que primero respaldar los <text:soft-page-break/>datos del volumen lógico, destruir éste y volver a crearlo con el nuevo tamaño y finalmente restaurar los datos.</text:p>
      <text:p text:style-name="P1">Antes de proceder, es importante contar con un respaldo de los datos almacenados en el volumen lógico al cual se le quitará la unidad física. Verifique que el respaldo es confiable.</text:p>
      <text:p text:style-name="P1">Este procedimiento requiere que el volumen lógico esté sin montar. Si se trata de un volumen lógico cuyo sistema de archivos esté en uso, como /, /usr o /var, el procedimiento debe hacerse desde un disco vivo o bien utilizando el disco de instalación en modo de rescate.</text:p>
      <text:p text:style-name="P1">Inicie el sistema con el disco de instalación en modo de rescate.</text:p>
      <text:p text:style-name="P3">Ejecute <text:span text:style-name="T2">df</text:span> y desmonte todas las particiones que estén debajo del directorio /mnt/sysimage.</text:p>
      <text:p text:style-name="P3">Ejecute <text:span text:style-name="T2">fsck</text:span> con la opción <text:span text:style-name="T2">-f</text:span> para verificar la partición a reducir.</text:p>
      <table:table table:name="Tabla65" table:style-name="Tabla65">
        <table:table-column table:style-name="Tabla65.A"/>
        <table:table-row>
          <table:table-cell table:style-name="Tabla65.A1" office:value-type="string">
            <text:p text:style-name="P21">fsck -f /dev/VolGroup00/LogVol00</text:p>
          </table:table-cell>
        </table:table-row>
      </table:table>
      <text:p text:style-name="P3">Para determinar el tamaño al que debe reducirse el sistema de archivos, ejecute <text:span text:style-name="T2">parted</text:span> con la ruta del dispositivo correspondiente y print como argumentos:</text:p>
      <table:table table:name="Tabla66" table:style-name="Tabla66">
        <table:table-column table:style-name="Tabla66.A"/>
        <table:table-row>
          <table:table-cell table:style-name="Tabla66.A1" office:value-type="string">
            <text:p text:style-name="P21">parted /dev/sdb print</text:p>
          </table:table-cell>
        </table:table-row>
      </table:table>
      <text:p text:style-name="P1">Desmonte la partición.</text:p>
      <text:p text:style-name="P1">Ejecute pvdisplay para determinar el tamaño de las particiones /dev/sda2 y /dev/sdb2 y cuantas extensiones físicas contienen cada una.</text:p>
      <table:table table:name="Tabla67" table:style-name="Tabla67">
        <table:table-column table:style-name="Tabla67.A"/>
        <table:table-row>
          <table:table-cell table:style-name="Tabla67.A1" office:value-type="string">
            <text:p text:style-name="P21">pvdisplay /dev/sda2 /dev/sdb2</text:p>
          </table:table-cell>
        </table:table-row>
      </table:table>
      <text:p text:style-name="P1">Lo anterior debe devolver una salida similar a la siguiente:</text:p>
      <table:table table:name="Tabla68" table:style-name="Tabla68">
        <table:table-column table:style-name="Tabla68.A"/>
        <table:table-row>
          <table:table-cell table:style-name="Tabla68.A1" office:value-type="string">
            <text:p text:style-name="P23"><text:s text:c="2"/><text:span text:style-name="T6">--- Physical volume ---</text:span></text:p>
            <text:p text:style-name="P23"><text:s text:c="2"/><text:span text:style-name="T6">PV Name <text:s text:c="14"/>/dev/sda2</text:span></text:p>
            <text:p text:style-name="P23"><text:s text:c="2"/><text:span text:style-name="T6">VG Name <text:s text:c="14"/>VolGroup00</text:span></text:p>
            <text:p text:style-name="P23"><text:s text:c="2"/><text:span text:style-name="T6">PV Size <text:s text:c="14"/>53.80 GiB / not usable 4.00 MiB</text:span></text:p>
            <text:p text:style-name="P23"><text:s text:c="2"/><text:span text:style-name="T6">Allocatable <text:s text:c="10"/>yes (but full)</text:span></text:p>
            <text:p text:style-name="P23"><text:s text:c="2"/><text:span text:style-name="T6">PE Size <text:s text:c="14"/>4.00 MiB</text:span></text:p>
            <text:p text:style-name="P23"><text:s text:c="2"/><text:span text:style-name="T6">Total PE <text:s text:c="13"/>13772</text:span></text:p>
            <text:p text:style-name="P23"><text:s text:c="2"/><text:span text:style-name="T6">Free PE <text:s text:c="14"/>0</text:span></text:p>
            <text:p text:style-name="P23"><text:s text:c="2"/><text:span text:style-name="T6">Allocated PE <text:s text:c="9"/>13772</text:span></text:p>
            <text:p text:style-name="P23"><text:s text:c="2"/><text:span text:style-name="T6">PV UUID <text:s text:c="14"/>jZCHg7-ub0R-kziP-hCy6-V12S-tXRm-2qXont</text:span></text:p>
            <text:p text:style-name="P23"><text:s text:c="3"/></text:p>
            <text:p text:style-name="P23"><text:s text:c="2"/><text:span text:style-name="T6">--- Physical volume ---</text:span></text:p>
            <text:p text:style-name="P23"><text:s text:c="2"/><text:span text:style-name="T6">PV Name <text:s text:c="14"/>/dev/sdb2</text:span></text:p>
            <text:p text:style-name="P23"><text:s text:c="2"/><text:span text:style-name="T6">VG Name <text:s text:c="14"/>VolGroup00</text:span></text:p>
            <text:p text:style-name="P23"><text:s text:c="2"/><text:span text:style-name="T6">PV Size <text:s text:c="14"/>4.77 GiB / not usable 2.00 MiB</text:span></text:p>
            <text:p text:style-name="P23"><text:s text:c="2"/><text:span text:style-name="T6">Allocatable <text:s text:c="10"/>yes (but full)</text:span></text:p>
            <text:p text:style-name="P23"><text:s text:c="2"/><text:span text:style-name="T6">PE Size <text:s text:c="14"/>4.00 MiB</text:span></text:p>
            <text:p text:style-name="P23"><text:s text:c="2"/><text:span text:style-name="T6">Total PE <text:s text:c="13"/>1220</text:span></text:p>
            <text:p text:style-name="P23"><text:s text:c="2"/><text:span text:style-name="T6">Free PE <text:s text:c="14"/>0</text:span></text:p>
            <text:p text:style-name="P23"><text:s text:c="2"/><text:span text:style-name="T6">Allocated PE <text:s text:c="9"/>1220</text:span></text:p>
            <text:p text:style-name="P23"><text:s text:c="2"/><text:span text:style-name="T6">PV UUID <text:s text:c="14"/>lk6bMt-3vci-yw1p-Te2w-KPot-kpje-l18cAB</text:span></text:p>
          </table:table-cell>
        </table:table-row>
      </table:table>
      <text:p text:style-name="P1">Primero hay que reducir el tamaño del sistema de archivos involucrado, de modo que el nuevo tamaño sea ligeramente menor al tamaño del volumen físico que se continuará utilizando en el volumen lógico, siempre y cuando el espacio utilizado del sistema de archivos sea menor al tamaño del volumen físico que se conservara. Si se reduce el tamaño del sistema de archivos, a uno menor al del espacio utilizado por el contenido actual, se perderán todos los datos.</text:p>
      <text:p text:style-name="P1">Asumiendo un escenario como el del ejemplo de arriba, donde el tamaño del volumen físico que se conservará es de 53.80 GB, defina 52 GB.</text:p>
      <table:table table:name="Tabla69" table:style-name="Tabla69">
        <table:table-column table:style-name="Tabla69.A"/>
        <table:table-row>
          <table:table-cell table:style-name="Tabla69.A1" office:value-type="string">
            <text:p text:style-name="P21">resize2fs /dev/VolGroup00/LogVol00 52G</text:p>
          </table:table-cell>
        </table:table-row>
      </table:table>
      <text:p text:style-name="P1">Lo anterior debe devolver una salida similar a la siguiente:</text:p>
      <table:table table:name="Tabla70" table:style-name="Tabla70">
        <table:table-column table:style-name="Tabla70.A"/>
        <table:table-row>
          <table:table-cell table:style-name="Tabla70.A1" office:value-type="string">
            <text:p text:style-name="P22">Resizing the filesystem on /dev/Datos/LogVol00 to 7077888 (4k) blocks.</text:p>
            <text:p text:style-name="P22">El sistema de ficheros en /dev/Datos/LogVol00 tiene ahora 7077888 bloques.</text:p>
          </table:table-cell>
        </table:table-row>
      </table:table>
      <text:p text:style-name="P3"><text:soft-page-break/>Vuelva a verificar el volumen lógico ejecutando <text:span text:style-name="T2">fsck</text:span>, del siguiente modo:</text:p>
      <table:table table:name="Tabla71" table:style-name="Tabla71">
        <table:table-column table:style-name="Tabla71.A"/>
        <table:table-row>
          <table:table-cell table:style-name="Tabla71.A1" office:value-type="string">
            <text:p text:style-name="P21">fsck -f /dev/VolGroup00/LogVol00</text:p>
          </table:table-cell>
        </table:table-row>
      </table:table>
      <text:p text:style-name="P1">Asumiendo un escenario donde el volumen físico que se eliminará del volumen lógico tiene 1220 extensiones, para restar del volumen lógico estas extensiones físicas, ejecute lvresize del siguiente modo:</text:p>
      <table:table table:name="Tabla72" table:style-name="Tabla72">
        <table:table-column table:style-name="Tabla72.A"/>
        <table:table-row>
          <table:table-cell table:style-name="Tabla72.A1" office:value-type="string">
            <text:p text:style-name="P21">lvresize -l -1220 /dev/VolGroup00/LogVol00</text:p>
          </table:table-cell>
        </table:table-row>
      </table:table>
      <text:p text:style-name="P1">Lo anterior le mostrará una advertencia, la cual indica que tiene un alto riesgo reducir el tamaño del volumen lógico y que es posible se pierdan todos los datos. Es precisamente por ésto que se redujo primero el tamaño del sistema de archivos.</text:p>
      <table:table table:name="Tabla73" table:style-name="Tabla73">
        <table:table-column table:style-name="Tabla73.A"/>
        <table:table-row>
          <table:table-cell table:style-name="Tabla73.A1" office:value-type="string">
            <text:p text:style-name="P23"><text:s text:c="2"/><text:span text:style-name="T5">WARNING: Reducing active logical volume to 26.90 GiB</text:span></text:p>
            <text:p text:style-name="P23"><text:s text:c="2"/><text:span text:style-name="T5">THIS MAY DESTROY YOUR DATA (filesystem etc.)</text:span></text:p>
            <text:p text:style-name="P21">Do you really want to reduce LogVol00? [y/n]:</text:p>
          </table:table-cell>
        </table:table-row>
      </table:table>
      <text:p text:style-name="P1">Si el tamaño del sistema de archivos es menor al tamaño que se asignará después de eliminar las extensiones, correspondientes al volumen físico que se eliminará, puede responder con una y sin temor a perder los datos contenidos en el volumen lógico.</text:p>
      <table:table table:name="Tabla74" table:style-name="Tabla74">
        <table:table-column table:style-name="Tabla74.A"/>
        <table:table-row>
          <table:table-cell table:style-name="Tabla74.A1" office:value-type="string">
            <text:p text:style-name="P23"><text:s text:c="2"/><text:span text:style-name="T5">WARNING: Reducing active logical volume to 26.90 GiB</text:span></text:p>
            <text:p text:style-name="P23"><text:s text:c="2"/><text:span text:style-name="T5">THIS MAY DESTROY YOUR DATA (filesystem etc.)</text:span></text:p>
            <text:p text:style-name="P14">Do you really want to reduce LogVol00? [y/n]:<text:span text:style-name="T10">y</text:span></text:p>
            <text:p text:style-name="P23"><text:s text:c="2"/><text:span text:style-name="T5">Reducing logical volume LogVol00 to 26.90 GiB</text:span></text:p>
            <text:p text:style-name="P23"><text:s text:c="2"/><text:span text:style-name="T5">Logical volume LogVol00 successfully resized</text:span></text:p>
          </table:table-cell>
        </table:table-row>
      </table:table>
      <text:p text:style-name="P1">Para eliminar el volumen físico del grupo de volúmenes denominado VolGroup00, ejecute lo siguiente:</text:p>
      <table:table table:name="Tabla75" table:style-name="Tabla75">
        <table:table-column table:style-name="Tabla75.A"/>
        <table:table-row>
          <table:table-cell table:style-name="Tabla75.A1" office:value-type="string">
            <text:p text:style-name="P21">vgreduce VolGroup00 /dev/sdb2</text:p>
          </table:table-cell>
        </table:table-row>
      </table:table>
      <text:p text:style-name="P1">Lo anterior debe devolver una salida similar a la siguiente:</text:p>
      <table:table table:name="Tabla76" table:style-name="Tabla76">
        <table:table-column table:style-name="Tabla76.A"/>
        <table:table-row>
          <table:table-cell table:style-name="Tabla76.A1" office:value-type="string">
            <text:p text:style-name="P23"><text:s text:c="2"/><text:span text:style-name="T5">Removed "/dev/sdb2" from volume group "Datos"</text:span></text:p>
          </table:table-cell>
        </table:table-row>
      </table:table>
      <text:p text:style-name="P1">Como precaución, se redujo el tamaño del sistema de archivos a una cantidad menor a la disponible en el volumen físico que se conservó. Ésto deja espacio libre que probablemente se quiera utilizar. Para cambiar el tamaño del sistema de archivos y que tome todo el espacio disponible en el volumen lógico, ejecute resize2fs del siguiente modo:</text:p>
      <table:table table:name="Tabla77" table:style-name="Tabla77">
        <table:table-column table:style-name="Tabla77.A"/>
        <table:table-row>
          <table:table-cell table:style-name="Tabla77.A1" office:value-type="string">
            <text:p text:style-name="P21">resize2fs /dev/VolGroup00/LogVol00</text:p>
          </table:table-cell>
        </table:table-row>
      </table:table>
      <text:p text:style-name="P1">Lo anterior debe devolver una salida similar a la siguiente:</text:p>
      <table:table table:name="Tabla78" table:style-name="Tabla78">
        <table:table-column table:style-name="Tabla78.A"/>
        <table:table-row>
          <table:table-cell table:style-name="Tabla78.A1" office:value-type="string">
            <text:p text:style-name="P16">resize2fs 1.41.12 (17-May-2010)</text:p>
            <text:p text:style-name="P16">Filesystem at /dev/Datos/LogVol00 is mounted on /home; on-line resizing required</text:p>
            <text:p text:style-name="P16">old desc_blocks = 2, new_desc_blocks = 2</text:p>
            <text:p text:style-name="P16">Performing an on-line resize of /dev/Datos/LogVol00 to 7051264 (4k) blocks.</text:p>
            <text:p text:style-name="P16">El sistema de ficheros en /dev/Datos/LogVol00 tiene ahora 7051264 bloques.</text:p>
          </table:table-cell>
        </table:table-row>
      </table:table>
      <text:p text:style-name="P3">Vuelva a verificar la partición, ejecutando <text:span text:style-name="T2">fsck</text:span> del siguiente modo.</text:p>
      <table:table table:name="Tabla79" table:style-name="Tabla79">
        <table:table-column table:style-name="Tabla79.A"/>
        <table:table-row>
          <table:table-cell table:style-name="Tabla79.A1" office:value-type="string">
            <text:p text:style-name="P21">fdisk -f /dev/VolGroup00/LogVol00</text:p>
          </table:table-cell>
        </table:table-row>
      </table:table>
      <text:p text:style-name="P1">Monte la partición en el directorio que le corresponda y verifique que contiene datos. Al terminar reinicie el sistema y retire el disco de resca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Bitstream Vera Sans Mono', 'Courier New', Courier, monospace"/>
    <style:font-face style:name="Courier New1" svg:font-family="'Courier New', Courier, 'Lucida Console', Monaco, monospace"/>
    <style:font-face style:name="OpenSymbol" svg:font-family="OpenSymbol"/>
    <style:font-face style:name="Tahoma1" svg:font-family="Tahoma"/>
    <style:font-face style:name="Trebuchet MS" svg:font-family="'Trebuchet MS', Arial, Helvetica,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54S</meta:editing-duration>
    <meta:editing-cycles>3</meta:editing-cycles>
    <meta:generator>OpenOffice/4.1.1$Win32 OpenOffice.org_project/411m6$Build-9775</meta:generator>
    <dc:date>2019-01-14T10:39:49.44</dc:date>
    <meta:document-statistic meta:table-count="79" meta:image-count="0" meta:object-count="0" meta:page-count="9" meta:paragraph-count="355" meta:word-count="3053" meta:character-count="21940"/>
    <meta:user-defined meta:name="Info 1"/>
    <meta:user-defined meta:name="Info 2"/>
    <meta:user-defined meta:name="Info 3"/>
    <meta:user-defined meta:name="Info 4"/>
  </office:meta>
</office:document-meta>
</file>